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51.14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45.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9.01pt"/>
    </style:style>
    <style:style style:name="co31" style:family="table-column">
      <style:table-column-properties fo:break-before="auto" style:column-width="38.81pt"/>
    </style:style>
    <style:style style:name="co32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989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Village of Oak Creek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office:value-type="float" office:value="194005" calcext:value-type="float">
            <text:p>194005</text:p>
          </table:table-cell>
          <table:table-cell office:value-type="float" office:value="4506" calcext:value-type="float">
            <text:p>4506</text:p>
          </table:table-cell>
          <table:table-cell office:value-type="float" office:value="2167" calcext:value-type="float">
            <text:p>2167</text:p>
          </table:table-cell>
          <table:table-cell office:value-type="float" office:value="73" calcext:value-type="float">
            <text:p>73</text:p>
          </table:table-cell>
          <table:table-cell office:value-type="float" office:value="775" calcext:value-type="float">
            <text:p>775</text:p>
          </table:table-cell>
          <table:table-cell office:value-type="float" office:value="33432" calcext:value-type="float">
            <text:p>33432</text:p>
          </table:table-cell>
          <table:table-cell office:value-type="float" office:value="31265" calcext:value-type="float">
            <text:p>31265</text:p>
          </table:table-cell>
          <table:table-cell office:value-type="float" office:value="2167" calcext:value-type="float">
            <text:p>21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office:value-type="float" office:value="194920" calcext:value-type="float">
            <text:p>194920</text:p>
          </table:table-cell>
          <table:table-cell office:value-type="float" office:value="4529" calcext:value-type="float">
            <text:p>4529</text:p>
          </table:table-cell>
          <table:table-cell office:value-type="float" office:value="2176" calcext:value-type="float">
            <text:p>2176</text:p>
          </table:table-cell>
          <table:table-cell office:value-type="float" office:value="73" calcext:value-type="float">
            <text:p>73</text:p>
          </table:table-cell>
          <table:table-cell office:value-type="float" office:value="869" calcext:value-type="float">
            <text:p>86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36" calcext:value-type="float">
            <text:p>31436</text:p>
          </table:table-cell>
          <table:table-cell office:value-type="float" office:value="2176" calcext:value-type="float">
            <text:p>2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office:value-type="float" office:value="195557" calcext:value-type="float">
            <text:p>195557</text:p>
          </table:table-cell>
          <table:table-cell office:value-type="float" office:value="4634" calcext:value-type="float">
            <text:p>4634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office:value-type="float" office:value="875" calcext:value-type="float">
            <text:p>875</text:p>
          </table:table-cell>
          <table:table-cell office:value-type="float" office:value="33778" calcext:value-type="float">
            <text:p>33778</text:p>
          </table:table-cell>
          <table:table-cell office:value-type="float" office:value="31436" calcext:value-type="float">
            <text:p>31436</text:p>
          </table:table-cell>
          <table:table-cell office:value-type="float" office:value="2176" calcext:value-type="float">
            <text:p>2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office:value-type="float" office:value="196899" calcext:value-type="float">
            <text:p>196899</text:p>
          </table:table-cell>
          <table:table-cell office:value-type="float" office:value="4688" calcext:value-type="float">
            <text:p>4688</text:p>
          </table:table-cell>
          <table:table-cell office:value-type="float" office:value="2205" calcext:value-type="float">
            <text:p>2205</text:p>
          </table:table-cell>
          <table:table-cell office:value-type="float" office:value="76" calcext:value-type="float">
            <text:p>76</text:p>
          </table:table-cell>
          <table:table-cell office:value-type="float" office:value="893" calcext:value-type="float">
            <text:p>893</text:p>
          </table:table-cell>
          <table:table-cell office:value-type="float" office:value="34084" calcext:value-type="float">
            <text:p>34084</text:p>
          </table:table-cell>
          <table:table-cell office:value-type="float" office:value="31879" calcext:value-type="float">
            <text:p>31879</text:p>
          </table:table-cell>
          <table:table-cell office:value-type="float" office:value="2205" calcext:value-type="float">
            <text:p>22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75" calcext:value-type="float">
            <text:p>475</text:p>
          </table:table-cell>
          <table:table-cell office:value-type="float" office:value="489" calcext:value-type="float">
            <text:p>48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office:value-type="float" office:value="196899" calcext:value-type="float">
            <text:p>196899</text:p>
          </table:table-cell>
          <table:table-cell office:value-type="float" office:value="4688" calcext:value-type="float">
            <text:p>4688</text:p>
          </table:table-cell>
          <table:table-cell office:value-type="float" office:value="2224" calcext:value-type="float">
            <text:p>2224</text:p>
          </table:table-cell>
          <table:table-cell office:value-type="float" office:value="76" calcext:value-type="float">
            <text:p>76</text:p>
          </table:table-cell>
          <table:table-cell office:value-type="float" office:value="893" calcext:value-type="float">
            <text:p>893</text:p>
          </table:table-cell>
          <table:table-cell office:value-type="float" office:value="34283" calcext:value-type="float">
            <text:p>34283</text:p>
          </table:table-cell>
          <table:table-cell office:value-type="float" office:value="32059" calcext:value-type="float">
            <text:p>32059</text:p>
          </table:table-cell>
          <table:table-cell office:value-type="float" office:value="2224" calcext:value-type="float">
            <text:p>22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4" calcext:value-type="date">
            <text:p>08/24/20</text:p>
          </table:table-cell>
          <table:table-cell office:value-type="float" office:value="198414" calcext:value-type="float">
            <text:p>198414</text:p>
          </table:table-cell>
          <table:table-cell office:value-type="float" office:value="4771" calcext:value-type="float">
            <text:p>4771</text:p>
          </table:table-cell>
          <table:table-cell office:value-type="float" office:value="2240" calcext:value-type="float">
            <text:p>2240</text:p>
          </table:table-cell>
          <table:table-cell office:value-type="float" office:value="76" calcext:value-type="float">
            <text:p>76</text:p>
          </table:table-cell>
          <table:table-cell office:value-type="float" office:value="967" calcext:value-type="float">
            <text:p>967</text:p>
          </table:table-cell>
          <table:table-cell office:value-type="float" office:value="34896" calcext:value-type="float">
            <text:p>34896</text:p>
          </table:table-cell>
          <table:table-cell office:value-type="float" office:value="32656" calcext:value-type="float">
            <text:p>32656</text:p>
          </table:table-cell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5" calcext:value-type="date">
            <text:p>08/25/20</text:p>
          </table:table-cell>
          <table:table-cell office:value-type="float" office:value="199273" calcext:value-type="float">
            <text:p>199273</text:p>
          </table:table-cell>
          <table:table-cell office:value-type="float" office:value="4792" calcext:value-type="float">
            <text:p>4792</text:p>
          </table:table-cell>
          <table:table-cell office:value-type="float" office:value="2246" calcext:value-type="float">
            <text:p>2246</text:p>
          </table:table-cell>
          <table:table-cell office:value-type="float" office:value="76" calcext:value-type="float">
            <text:p>76</text:p>
          </table:table-cell>
          <table:table-cell office:value-type="float" office:value="967" calcext:value-type="float">
            <text:p>967</text:p>
          </table:table-cell>
          <table:table-cell office:value-type="float" office:value="35114" calcext:value-type="float">
            <text:p>35114</text:p>
          </table:table-cell>
          <table:table-cell office:value-type="float" office:value="32656" calcext:value-type="float">
            <text:p>32656</text:p>
          </table:table-cell>
          <table:table-cell office:value-type="float" office:value="2246" calcext:value-type="float">
            <text:p>22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6" calcext:value-type="date">
            <text:p>08/26/20</text:p>
          </table:table-cell>
          <table:table-cell office:value-type="float" office:value="199459" calcext:value-type="float">
            <text:p>199459</text:p>
          </table:table-cell>
          <table:table-cell office:value-type="float" office:value="4896" calcext:value-type="float">
            <text:p>4896</text:p>
          </table:table-cell>
          <table:table-cell office:value-type="float" office:value="2264" calcext:value-type="float">
            <text:p>2264</text:p>
          </table:table-cell>
          <table:table-cell office:value-type="float" office:value="76" calcext:value-type="float">
            <text:p>76</text:p>
          </table:table-cell>
          <table:table-cell office:value-type="float" office:value="967" calcext:value-type="float">
            <text:p>967</text:p>
          </table:table-cell>
          <table:table-cell office:value-type="float" office:value="35188" calcext:value-type="float">
            <text:p>35188</text:p>
          </table:table-cell>
          <table:table-cell office:value-type="float" office:value="32924" calcext:value-type="float">
            <text:p>32924</text:p>
          </table:table-cell>
          <table:table-cell office:value-type="float" office:value="2264" calcext:value-type="float">
            <text:p>22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28" calcext:value-type="date">
            <text:p>08/28/20</text:p>
          </table:table-cell>
          <table:table-cell office:value-type="float" office:value="200139" calcext:value-type="float">
            <text:p>200139</text:p>
          </table:table-cell>
          <table:table-cell office:value-type="float" office:value="4929" calcext:value-type="float">
            <text:p>4929</text:p>
          </table:table-cell>
          <table:table-cell office:value-type="float" office:value="2273" calcext:value-type="float">
            <text:p>2273</text:p>
          </table:table-cell>
          <table:table-cell office:value-type="float" office:value="78" calcext:value-type="float">
            <text:p>78</text:p>
          </table:table-cell>
          <table:table-cell office:value-type="float" office:value="966" calcext:value-type="float">
            <text:p>966</text:p>
          </table:table-cell>
          <table:table-cell office:value-type="float" office:value="35650" calcext:value-type="float">
            <text:p>35650</text:p>
          </table:table-cell>
          <table:table-cell office:value-type="float" office:value="33192" calcext:value-type="float">
            <text:p>33192</text:p>
          </table:table-cell>
          <table:table-cell office:value-type="float" office:value="2273" calcext:value-type="float">
            <text:p>22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8-31" calcext:value-type="date">
            <text:p>08/31/20</text:p>
          </table:table-cell>
          <table:table-cell office:value-type="float" office:value="201835" calcext:value-type="float">
            <text:p>201835</text:p>
          </table:table-cell>
          <table:table-cell office:value-type="float" office:value="5029" calcext:value-type="float">
            <text:p>5029</text:p>
          </table:table-cell>
          <table:table-cell office:value-type="float" office:value="2307" calcext:value-type="float">
            <text:p>2307</text:p>
          </table:table-cell>
          <table:table-cell office:value-type="float" office:value="77" calcext:value-type="float">
            <text:p>77</text:p>
          </table:table-cell>
          <table:table-cell office:value-type="float" office:value="1016" calcext:value-type="float">
            <text:p>1016</text:p>
          </table:table-cell>
          <table:table-cell office:value-type="float" office:value="36521" calcext:value-type="float">
            <text:p>36521</text:p>
          </table:table-cell>
          <table:table-cell office:value-type="float" office:value="34214" calcext:value-type="float">
            <text:p>34214</text:p>
          </table:table-cell>
          <table:table-cell office:value-type="float" office:value="2307" calcext:value-type="float">
            <text:p>23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9-01" calcext:value-type="date">
            <text:p>09/01/20</text:p>
          </table:table-cell>
          <table:table-cell office:value-type="float" office:value="202342" calcext:value-type="float">
            <text:p>202342</text:p>
          </table:table-cell>
          <table:table-cell office:value-type="float" office:value="5044" calcext:value-type="float">
            <text:p>5044</text:p>
          </table:table-cell>
          <table:table-cell office:value-type="float" office:value="2308" calcext:value-type="float">
            <text:p>2308</text:p>
          </table:table-cell>
          <table:table-cell office:value-type="float" office:value="77" calcext:value-type="float">
            <text:p>77</text:p>
          </table:table-cell>
          <table:table-cell office:value-type="float" office:value="1016" calcext:value-type="float">
            <text:p>1016</text:p>
          </table:table-cell>
          <table:table-cell office:value-type="float" office:value="36629" calcext:value-type="float">
            <text:p>36629</text:p>
          </table:table-cell>
          <table:table-cell office:value-type="float" office:value="34321" calcext:value-type="float">
            <text:p>34321</text:p>
          </table:table-cell>
          <table:table-cell office:value-type="float" office:value="2308" calcext:value-type="float">
            <text:p>2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9-02" calcext:value-type="date">
            <text:p>09/02/20</text:p>
          </table:table-cell>
          <table:table-cell office:value-type="float" office:value="202861" calcext:value-type="float">
            <text:p>202861</text:p>
          </table:table-cell>
          <table:table-cell office:value-type="float" office:value="5065" calcext:value-type="float">
            <text:p>5065</text:p>
          </table:table-cell>
          <table:table-cell office:value-type="float" office:value="2325" calcext:value-type="float">
            <text:p>2325</text:p>
          </table:table-cell>
          <table:table-cell office:value-type="float" office:value="77" calcext:value-type="float">
            <text:p>77</text:p>
          </table:table-cell>
          <table:table-cell office:value-type="float" office:value="1016" calcext:value-type="float">
            <text:p>1016</text:p>
          </table:table-cell>
          <table:table-cell office:value-type="float" office:value="36730" calcext:value-type="float">
            <text:p>36730</text:p>
          </table:table-cell>
          <table:table-cell office:value-type="float" office:value="34405" calcext:value-type="float">
            <text:p>3440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table:style-name="ce7" office:value-type="date" office:date-value="2020-09-03" calcext:value-type="date">
            <text:p>09/03/20</text:p>
          </table:table-cell>
          <table:table-cell office:value-type="float" office:value="202861" calcext:value-type="float">
            <text:p>202861</text:p>
          </table:table-cell>
          <table:table-cell office:value-type="float" office:value="5130" calcext:value-type="float">
            <text:p>5130</text:p>
          </table:table-cell>
          <table:table-cell office:value-type="float" office:value="2331" calcext:value-type="float">
            <text:p>2331</text:p>
          </table:table-cell>
          <table:table-cell office:value-type="float" office:value="78" calcext:value-type="float">
            <text:p>78</text:p>
          </table:table-cell>
          <table:table-cell office:value-type="float" office:value="1016" calcext:value-type="float">
            <text:p>1016</text:p>
          </table:table-cell>
          <table:table-cell office:value-type="float" office:value="36984" calcext:value-type="float">
            <text:p>36984</text:p>
          </table:table-cell>
          <table:table-cell office:value-type="float" office:value="34653" calcext:value-type="float">
            <text:p>34653</text:p>
          </table:table-cell>
          <table:table-cell office:value-type="float" office:value="2331" calcext:value-type="float">
            <text:p>23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06" calcext:value-type="float">
            <text:p>506</text:p>
          </table:table-cell>
          <table:table-cell office:value-type="float" office:value="525" calcext:value-type="float">
            <text:p>525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9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style-name="ce4" table:formula="of:=IF([$'Verde Valley Virus'.B34]=0;&quot;&quot;;[$'Verde Valley Virus'.B34])" office:value-type="float" office:value="194005" calcext:value-type="float">
            <text:p>194005</text:p>
          </table:table-cell>
          <table:table-cell table:style-name="ce4" table:formula="of:=IF([$'Verde Valley Virus'.C34]=0;&quot;&quot;;[$'Verde Valley Virus'.C34])" office:value-type="float" office:value="4506" calcext:value-type="float">
            <text:p>4506</text:p>
          </table:table-cell>
          <table:table-cell table:style-name="ce4" table:formula="of:=IF([$'Verde Valley Virus'.D34]=0;&quot;&quot;;[$'Verde Valley Virus'.D34])" office:value-type="float" office:value="2167" calcext:value-type="float">
            <text:p>2167</text:p>
          </table:table-cell>
          <table:table-cell table:style-name="ce4" table:formula="of:=IF([$'Verde Valley Virus'.E34]=0;&quot;&quot;;[$'Verde Valley Virus'.E34])" office:value-type="float" office:value="73" calcext:value-type="float">
            <text:p>73</text:p>
          </table:table-cell>
          <table:table-cell table:style-name="ce4" table:formula="of:=IF([$'Verde Valley Virus'.F34]=0;&quot;&quot;;[$'Verde Valley Virus'.F34])" office:value-type="float" office:value="775" calcext:value-type="float">
            <text:p>775</text:p>
          </table:table-cell>
          <table:table-cell table:style-name="ce4" table:formula="of:=IF([$'Verde Valley Virus'.G34]=0;&quot;&quot;;[$'Verde Valley Virus'.G34])" office:value-type="float" office:value="33432" calcext:value-type="float">
            <text:p>33432</text:p>
          </table:table-cell>
          <table:table-cell table:style-name="ce4" table:formula="of:=IF([$'Verde Valley Virus'.H34]=0;&quot;&quot;;[$'Verde Valley Virus'.H34])" office:value-type="float" office:value="31265" calcext:value-type="float">
            <text:p>31265</text:p>
          </table:table-cell>
          <table:table-cell table:style-name="ce4" table:formula="of:=IF([$'Verde Valley Virus'.I34]=0;&quot;&quot;;[$'Verde Valley Virus'.I34])" office:value-type="float" office:value="2167" calcext:value-type="float">
            <text:p>2167</text:p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 office:value-type="date" office:date-value="2020-08-18" calcext:value-type="date">
            <text:p>08/18/20</text:p>
          </table:table-cell>
          <table:table-cell table:style-name="ce4" table:formula="of:=IF([$'Verde Valley Virus'.B35]=0;&quot;&quot;;[$'Verde Valley Virus'.B35])" office:value-type="float" office:value="194920" calcext:value-type="float">
            <text:p>194920</text:p>
          </table:table-cell>
          <table:table-cell table:style-name="ce4" table:formula="of:=IF([$'Verde Valley Virus'.C35]=0;&quot;&quot;;[$'Verde Valley Virus'.C35])" office:value-type="float" office:value="4529" calcext:value-type="float">
            <text:p>4529</text:p>
          </table:table-cell>
          <table:table-cell table:style-name="ce4" table:formula="of:=IF([$'Verde Valley Virus'.D35]=0;&quot;&quot;;[$'Verde Valley Virus'.D35])" office:value-type="float" office:value="2176" calcext:value-type="float">
            <text:p>2176</text:p>
          </table:table-cell>
          <table:table-cell table:style-name="ce4" table:formula="of:=IF([$'Verde Valley Virus'.E35]=0;&quot;&quot;;[$'Verde Valley Virus'.E35])" office:value-type="float" office:value="73" calcext:value-type="float">
            <text:p>73</text:p>
          </table:table-cell>
          <table:table-cell table:style-name="ce4" table:formula="of:=IF([$'Verde Valley Virus'.F35]=0;&quot;&quot;;[$'Verde Valley Virus'.F35])" office:value-type="float" office:value="869" calcext:value-type="float">
            <text:p>869</text:p>
          </table:table-cell>
          <table:table-cell table:style-name="ce4" table:formula="of:=IF([$'Verde Valley Virus'.G35]=0;&quot;&quot;;[$'Verde Valley Virus'.G35])" office:value-type="float" office:value="33612" calcext:value-type="float">
            <text:p>33612</text:p>
          </table:table-cell>
          <table:table-cell table:style-name="ce4" table:formula="of:=IF([$'Verde Valley Virus'.H35]=0;&quot;&quot;;[$'Verde Valley Virus'.H35])" office:value-type="float" office:value="31436" calcext:value-type="float">
            <text:p>31436</text:p>
          </table:table-cell>
          <table:table-cell table:style-name="ce4" table:formula="of:=IF([$'Verde Valley Virus'.I35]=0;&quot;&quot;;[$'Verde Valley Virus'.I35])" office:value-type="float" office:value="2176" calcext:value-type="float">
            <text:p>2176</text:p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 office:value-type="date" office:date-value="2020-08-19" calcext:value-type="date">
            <text:p>08/19/20</text:p>
          </table:table-cell>
          <table:table-cell table:style-name="ce4" table:formula="of:=IF([$'Verde Valley Virus'.B36]=0;&quot;&quot;;[$'Verde Valley Virus'.B36])" office:value-type="float" office:value="195557" calcext:value-type="float">
            <text:p>195557</text:p>
          </table:table-cell>
          <table:table-cell table:style-name="ce4" table:formula="of:=IF([$'Verde Valley Virus'.C36]=0;&quot;&quot;;[$'Verde Valley Virus'.C36])" office:value-type="float" office:value="4634" calcext:value-type="float">
            <text:p>4634</text:p>
          </table:table-cell>
          <table:table-cell table:style-name="ce4" table:formula="of:=IF([$'Verde Valley Virus'.D36]=0;&quot;&quot;;[$'Verde Valley Virus'.D36])" office:value-type="float" office:value="2184" calcext:value-type="float">
            <text:p>2184</text:p>
          </table:table-cell>
          <table:table-cell table:style-name="ce4" table:formula="of:=IF([$'Verde Valley Virus'.E36]=0;&quot;&quot;;[$'Verde Valley Virus'.E36])" office:value-type="float" office:value="74" calcext:value-type="float">
            <text:p>74</text:p>
          </table:table-cell>
          <table:table-cell table:style-name="ce4" table:formula="of:=IF([$'Verde Valley Virus'.F36]=0;&quot;&quot;;[$'Verde Valley Virus'.F36])" office:value-type="float" office:value="875" calcext:value-type="float">
            <text:p>875</text:p>
          </table:table-cell>
          <table:table-cell table:style-name="ce4" table:formula="of:=IF([$'Verde Valley Virus'.G36]=0;&quot;&quot;;[$'Verde Valley Virus'.G36])" office:value-type="float" office:value="33778" calcext:value-type="float">
            <text:p>33778</text:p>
          </table:table-cell>
          <table:table-cell table:style-name="ce4" table:formula="of:=IF([$'Verde Valley Virus'.H36]=0;&quot;&quot;;[$'Verde Valley Virus'.H36])" office:value-type="float" office:value="31436" calcext:value-type="float">
            <text:p>31436</text:p>
          </table:table-cell>
          <table:table-cell table:style-name="ce4" table:formula="of:=IF([$'Verde Valley Virus'.I36]=0;&quot;&quot;;[$'Verde Valley Virus'.I36])" office:value-type="float" office:value="2176" calcext:value-type="float">
            <text:p>2176</text:p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 office:value-type="date" office:date-value="2020-08-20" calcext:value-type="date">
            <text:p>08/20/20</text:p>
          </table:table-cell>
          <table:table-cell table:style-name="ce4" table:formula="of:=IF([$'Verde Valley Virus'.B37]=0;&quot;&quot;;[$'Verde Valley Virus'.B37])" office:value-type="float" office:value="196899" calcext:value-type="float">
            <text:p>196899</text:p>
          </table:table-cell>
          <table:table-cell table:style-name="ce4" table:formula="of:=IF([$'Verde Valley Virus'.C37]=0;&quot;&quot;;[$'Verde Valley Virus'.C37])" office:value-type="float" office:value="4688" calcext:value-type="float">
            <text:p>4688</text:p>
          </table:table-cell>
          <table:table-cell table:style-name="ce4" table:formula="of:=IF([$'Verde Valley Virus'.D37]=0;&quot;&quot;;[$'Verde Valley Virus'.D37])" office:value-type="float" office:value="2205" calcext:value-type="float">
            <text:p>2205</text:p>
          </table:table-cell>
          <table:table-cell table:style-name="ce4" table:formula="of:=IF([$'Verde Valley Virus'.E37]=0;&quot;&quot;;[$'Verde Valley Virus'.E37])" office:value-type="float" office:value="76" calcext:value-type="float">
            <text:p>76</text:p>
          </table:table-cell>
          <table:table-cell table:style-name="ce4" table:formula="of:=IF([$'Verde Valley Virus'.F37]=0;&quot;&quot;;[$'Verde Valley Virus'.F37])" office:value-type="float" office:value="893" calcext:value-type="float">
            <text:p>893</text:p>
          </table:table-cell>
          <table:table-cell table:style-name="ce4" table:formula="of:=IF([$'Verde Valley Virus'.G37]=0;&quot;&quot;;[$'Verde Valley Virus'.G37])" office:value-type="float" office:value="34084" calcext:value-type="float">
            <text:p>34084</text:p>
          </table:table-cell>
          <table:table-cell table:style-name="ce4" table:formula="of:=IF([$'Verde Valley Virus'.H37]=0;&quot;&quot;;[$'Verde Valley Virus'.H37])" office:value-type="float" office:value="31879" calcext:value-type="float">
            <text:p>31879</text:p>
          </table:table-cell>
          <table:table-cell table:style-name="ce4" table:formula="of:=IF([$'Verde Valley Virus'.I37]=0;&quot;&quot;;[$'Verde Valley Virus'.I37])" office:value-type="float" office:value="2205" calcext:value-type="float">
            <text:p>2205</text:p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 office:value-type="date" office:date-value="2020-08-21" calcext:value-type="date">
            <text:p>08/21/20</text:p>
          </table:table-cell>
          <table:table-cell table:style-name="ce4" table:formula="of:=IF([$'Verde Valley Virus'.B38]=0;&quot;&quot;;[$'Verde Valley Virus'.B38])" office:value-type="float" office:value="196899" calcext:value-type="float">
            <text:p>196899</text:p>
          </table:table-cell>
          <table:table-cell table:style-name="ce4" table:formula="of:=IF([$'Verde Valley Virus'.C38]=0;&quot;&quot;;[$'Verde Valley Virus'.C38])" office:value-type="float" office:value="4688" calcext:value-type="float">
            <text:p>4688</text:p>
          </table:table-cell>
          <table:table-cell table:style-name="ce4" table:formula="of:=IF([$'Verde Valley Virus'.D38]=0;&quot;&quot;;[$'Verde Valley Virus'.D38])" office:value-type="float" office:value="2224" calcext:value-type="float">
            <text:p>2224</text:p>
          </table:table-cell>
          <table:table-cell table:style-name="ce4" table:formula="of:=IF([$'Verde Valley Virus'.E38]=0;&quot;&quot;;[$'Verde Valley Virus'.E38])" office:value-type="float" office:value="76" calcext:value-type="float">
            <text:p>76</text:p>
          </table:table-cell>
          <table:table-cell table:style-name="ce4" table:formula="of:=IF([$'Verde Valley Virus'.F38]=0;&quot;&quot;;[$'Verde Valley Virus'.F38])" office:value-type="float" office:value="893" calcext:value-type="float">
            <text:p>893</text:p>
          </table:table-cell>
          <table:table-cell table:style-name="ce4" table:formula="of:=IF([$'Verde Valley Virus'.G38]=0;&quot;&quot;;[$'Verde Valley Virus'.G38])" office:value-type="float" office:value="34283" calcext:value-type="float">
            <text:p>34283</text:p>
          </table:table-cell>
          <table:table-cell table:style-name="ce4" table:formula="of:=IF([$'Verde Valley Virus'.H38]=0;&quot;&quot;;[$'Verde Valley Virus'.H38])" office:value-type="float" office:value="32059" calcext:value-type="float">
            <text:p>32059</text:p>
          </table:table-cell>
          <table:table-cell table:style-name="ce4" table:formula="of:=IF([$'Verde Valley Virus'.I38]=0;&quot;&quot;;[$'Verde Valley Virus'.I38])" office:value-type="float" office:value="2224" calcext:value-type="float">
            <text:p>2224</text:p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 office:value-type="date" office:date-value="2020-08-24" calcext:value-type="date">
            <text:p>08/24/20</text:p>
          </table:table-cell>
          <table:table-cell table:style-name="ce4" table:formula="of:=IF([$'Verde Valley Virus'.B39]=0;&quot;&quot;;[$'Verde Valley Virus'.B39])" office:value-type="float" office:value="198414" calcext:value-type="float">
            <text:p>198414</text:p>
          </table:table-cell>
          <table:table-cell table:style-name="ce4" table:formula="of:=IF([$'Verde Valley Virus'.C39]=0;&quot;&quot;;[$'Verde Valley Virus'.C39])" office:value-type="float" office:value="4771" calcext:value-type="float">
            <text:p>4771</text:p>
          </table:table-cell>
          <table:table-cell table:style-name="ce4" table:formula="of:=IF([$'Verde Valley Virus'.D39]=0;&quot;&quot;;[$'Verde Valley Virus'.D39])" office:value-type="float" office:value="2240" calcext:value-type="float">
            <text:p>2240</text:p>
          </table:table-cell>
          <table:table-cell table:style-name="ce4" table:formula="of:=IF([$'Verde Valley Virus'.E39]=0;&quot;&quot;;[$'Verde Valley Virus'.E39])" office:value-type="float" office:value="76" calcext:value-type="float">
            <text:p>76</text:p>
          </table:table-cell>
          <table:table-cell table:style-name="ce4" table:formula="of:=IF([$'Verde Valley Virus'.F39]=0;&quot;&quot;;[$'Verde Valley Virus'.F39])" office:value-type="float" office:value="967" calcext:value-type="float">
            <text:p>967</text:p>
          </table:table-cell>
          <table:table-cell table:style-name="ce4" table:formula="of:=IF([$'Verde Valley Virus'.G39]=0;&quot;&quot;;[$'Verde Valley Virus'.G39])" office:value-type="float" office:value="34896" calcext:value-type="float">
            <text:p>34896</text:p>
          </table:table-cell>
          <table:table-cell table:style-name="ce4" table:formula="of:=IF([$'Verde Valley Virus'.H39]=0;&quot;&quot;;[$'Verde Valley Virus'.H39])" office:value-type="float" office:value="32656" calcext:value-type="float">
            <text:p>32656</text:p>
          </table:table-cell>
          <table:table-cell table:style-name="ce4" table:formula="of:=IF([$'Verde Valley Virus'.I39]=0;&quot;&quot;;[$'Verde Valley Virus'.I39])" office:value-type="float" office:value="2240" calcext:value-type="float">
            <text:p>2240</text:p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 office:value-type="date" office:date-value="2020-08-25" calcext:value-type="date">
            <text:p>08/25/20</text:p>
          </table:table-cell>
          <table:table-cell table:style-name="ce4" table:formula="of:=IF([$'Verde Valley Virus'.B40]=0;&quot;&quot;;[$'Verde Valley Virus'.B40])" office:value-type="float" office:value="199273" calcext:value-type="float">
            <text:p>199273</text:p>
          </table:table-cell>
          <table:table-cell table:style-name="ce4" table:formula="of:=IF([$'Verde Valley Virus'.C40]=0;&quot;&quot;;[$'Verde Valley Virus'.C40])" office:value-type="float" office:value="4792" calcext:value-type="float">
            <text:p>4792</text:p>
          </table:table-cell>
          <table:table-cell table:style-name="ce4" table:formula="of:=IF([$'Verde Valley Virus'.D40]=0;&quot;&quot;;[$'Verde Valley Virus'.D40])" office:value-type="float" office:value="2246" calcext:value-type="float">
            <text:p>2246</text:p>
          </table:table-cell>
          <table:table-cell table:style-name="ce4" table:formula="of:=IF([$'Verde Valley Virus'.E40]=0;&quot;&quot;;[$'Verde Valley Virus'.E40])" office:value-type="float" office:value="76" calcext:value-type="float">
            <text:p>76</text:p>
          </table:table-cell>
          <table:table-cell table:style-name="ce4" table:formula="of:=IF([$'Verde Valley Virus'.F40]=0;&quot;&quot;;[$'Verde Valley Virus'.F40])" office:value-type="float" office:value="967" calcext:value-type="float">
            <text:p>967</text:p>
          </table:table-cell>
          <table:table-cell table:style-name="ce4" table:formula="of:=IF([$'Verde Valley Virus'.G40]=0;&quot;&quot;;[$'Verde Valley Virus'.G40])" office:value-type="float" office:value="35114" calcext:value-type="float">
            <text:p>35114</text:p>
          </table:table-cell>
          <table:table-cell table:style-name="ce4" table:formula="of:=IF([$'Verde Valley Virus'.H40]=0;&quot;&quot;;[$'Verde Valley Virus'.H40])" office:value-type="float" office:value="32656" calcext:value-type="float">
            <text:p>32656</text:p>
          </table:table-cell>
          <table:table-cell table:style-name="ce4" table:formula="of:=IF([$'Verde Valley Virus'.I40]=0;&quot;&quot;;[$'Verde Valley Virus'.I40])" office:value-type="float" office:value="2246" calcext:value-type="float">
            <text:p>2246</text:p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 office:value-type="date" office:date-value="2020-08-26" calcext:value-type="date">
            <text:p>08/26/20</text:p>
          </table:table-cell>
          <table:table-cell table:style-name="ce4" table:formula="of:=IF([$'Verde Valley Virus'.B41]=0;&quot;&quot;;[$'Verde Valley Virus'.B41])" office:value-type="float" office:value="199459" calcext:value-type="float">
            <text:p>199459</text:p>
          </table:table-cell>
          <table:table-cell table:style-name="ce4" table:formula="of:=IF([$'Verde Valley Virus'.C41]=0;&quot;&quot;;[$'Verde Valley Virus'.C41])" office:value-type="float" office:value="4896" calcext:value-type="float">
            <text:p>4896</text:p>
          </table:table-cell>
          <table:table-cell table:style-name="ce4" table:formula="of:=IF([$'Verde Valley Virus'.D41]=0;&quot;&quot;;[$'Verde Valley Virus'.D41])" office:value-type="float" office:value="2264" calcext:value-type="float">
            <text:p>2264</text:p>
          </table:table-cell>
          <table:table-cell table:style-name="ce4" table:formula="of:=IF([$'Verde Valley Virus'.E41]=0;&quot;&quot;;[$'Verde Valley Virus'.E41])" office:value-type="float" office:value="76" calcext:value-type="float">
            <text:p>76</text:p>
          </table:table-cell>
          <table:table-cell table:style-name="ce4" table:formula="of:=IF([$'Verde Valley Virus'.F41]=0;&quot;&quot;;[$'Verde Valley Virus'.F41])" office:value-type="float" office:value="967" calcext:value-type="float">
            <text:p>967</text:p>
          </table:table-cell>
          <table:table-cell table:style-name="ce4" table:formula="of:=IF([$'Verde Valley Virus'.G41]=0;&quot;&quot;;[$'Verde Valley Virus'.G41])" office:value-type="float" office:value="35188" calcext:value-type="float">
            <text:p>35188</text:p>
          </table:table-cell>
          <table:table-cell table:style-name="ce4" table:formula="of:=IF([$'Verde Valley Virus'.H41]=0;&quot;&quot;;[$'Verde Valley Virus'.H41])" office:value-type="float" office:value="32924" calcext:value-type="float">
            <text:p>32924</text:p>
          </table:table-cell>
          <table:table-cell table:style-name="ce4" table:formula="of:=IF([$'Verde Valley Virus'.I41]=0;&quot;&quot;;[$'Verde Valley Virus'.I41])" office:value-type="float" office:value="2264" calcext:value-type="float">
            <text:p>2264</text:p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 office:value-type="date" office:date-value="2020-08-28" calcext:value-type="date">
            <text:p>08/28/20</text:p>
          </table:table-cell>
          <table:table-cell table:style-name="ce4" table:formula="of:=IF([$'Verde Valley Virus'.B42]=0;&quot;&quot;;[$'Verde Valley Virus'.B42])" office:value-type="float" office:value="200139" calcext:value-type="float">
            <text:p>200139</text:p>
          </table:table-cell>
          <table:table-cell table:style-name="ce4" table:formula="of:=IF([$'Verde Valley Virus'.C42]=0;&quot;&quot;;[$'Verde Valley Virus'.C42])" office:value-type="float" office:value="4929" calcext:value-type="float">
            <text:p>4929</text:p>
          </table:table-cell>
          <table:table-cell table:style-name="ce4" table:formula="of:=IF([$'Verde Valley Virus'.D42]=0;&quot;&quot;;[$'Verde Valley Virus'.D42])" office:value-type="float" office:value="2273" calcext:value-type="float">
            <text:p>2273</text:p>
          </table:table-cell>
          <table:table-cell table:style-name="ce4" table:formula="of:=IF([$'Verde Valley Virus'.E42]=0;&quot;&quot;;[$'Verde Valley Virus'.E42])" office:value-type="float" office:value="78" calcext:value-type="float">
            <text:p>78</text:p>
          </table:table-cell>
          <table:table-cell table:style-name="ce4" table:formula="of:=IF([$'Verde Valley Virus'.F42]=0;&quot;&quot;;[$'Verde Valley Virus'.F42])" office:value-type="float" office:value="966" calcext:value-type="float">
            <text:p>966</text:p>
          </table:table-cell>
          <table:table-cell table:style-name="ce4" table:formula="of:=IF([$'Verde Valley Virus'.G42]=0;&quot;&quot;;[$'Verde Valley Virus'.G42])" office:value-type="float" office:value="35650" calcext:value-type="float">
            <text:p>35650</text:p>
          </table:table-cell>
          <table:table-cell table:style-name="ce4" table:formula="of:=IF([$'Verde Valley Virus'.H42]=0;&quot;&quot;;[$'Verde Valley Virus'.H42])" office:value-type="float" office:value="33192" calcext:value-type="float">
            <text:p>33192</text:p>
          </table:table-cell>
          <table:table-cell table:style-name="ce4" table:formula="of:=IF([$'Verde Valley Virus'.I42]=0;&quot;&quot;;[$'Verde Valley Virus'.I42])" office:value-type="float" office:value="2273" calcext:value-type="float">
            <text:p>2273</text:p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 office:value-type="date" office:date-value="2020-08-31" calcext:value-type="date">
            <text:p>08/31/20</text:p>
          </table:table-cell>
          <table:table-cell table:style-name="ce4" table:formula="of:=IF([$'Verde Valley Virus'.B43]=0;&quot;&quot;;[$'Verde Valley Virus'.B43])" office:value-type="float" office:value="201835" calcext:value-type="float">
            <text:p>201835</text:p>
          </table:table-cell>
          <table:table-cell table:style-name="ce4" table:formula="of:=IF([$'Verde Valley Virus'.C43]=0;&quot;&quot;;[$'Verde Valley Virus'.C43])" office:value-type="float" office:value="5029" calcext:value-type="float">
            <text:p>5029</text:p>
          </table:table-cell>
          <table:table-cell table:style-name="ce4" table:formula="of:=IF([$'Verde Valley Virus'.D43]=0;&quot;&quot;;[$'Verde Valley Virus'.D43])" office:value-type="float" office:value="2307" calcext:value-type="float">
            <text:p>2307</text:p>
          </table:table-cell>
          <table:table-cell table:style-name="ce4" table:formula="of:=IF([$'Verde Valley Virus'.E43]=0;&quot;&quot;;[$'Verde Valley Virus'.E43])" office:value-type="float" office:value="77" calcext:value-type="float">
            <text:p>77</text:p>
          </table:table-cell>
          <table:table-cell table:style-name="ce4" table:formula="of:=IF([$'Verde Valley Virus'.F43]=0;&quot;&quot;;[$'Verde Valley Virus'.F43])" office:value-type="float" office:value="1016" calcext:value-type="float">
            <text:p>1016</text:p>
          </table:table-cell>
          <table:table-cell table:style-name="ce4" table:formula="of:=IF([$'Verde Valley Virus'.G43]=0;&quot;&quot;;[$'Verde Valley Virus'.G43])" office:value-type="float" office:value="36521" calcext:value-type="float">
            <text:p>36521</text:p>
          </table:table-cell>
          <table:table-cell table:style-name="ce4" table:formula="of:=IF([$'Verde Valley Virus'.H43]=0;&quot;&quot;;[$'Verde Valley Virus'.H43])" office:value-type="float" office:value="34214" calcext:value-type="float">
            <text:p>34214</text:p>
          </table:table-cell>
          <table:table-cell table:style-name="ce4" table:formula="of:=IF([$'Verde Valley Virus'.I43]=0;&quot;&quot;;[$'Verde Valley Virus'.I43])" office:value-type="float" office:value="2307" calcext:value-type="float">
            <text:p>2307</text:p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 office:value-type="date" office:date-value="2020-09-01" calcext:value-type="date">
            <text:p>09/01/20</text:p>
          </table:table-cell>
          <table:table-cell table:style-name="ce4" table:formula="of:=IF([$'Verde Valley Virus'.B44]=0;&quot;&quot;;[$'Verde Valley Virus'.B44])" office:value-type="float" office:value="202342" calcext:value-type="float">
            <text:p>202342</text:p>
          </table:table-cell>
          <table:table-cell table:style-name="ce4" table:formula="of:=IF([$'Verde Valley Virus'.C44]=0;&quot;&quot;;[$'Verde Valley Virus'.C44])" office:value-type="float" office:value="5044" calcext:value-type="float">
            <text:p>5044</text:p>
          </table:table-cell>
          <table:table-cell table:style-name="ce4" table:formula="of:=IF([$'Verde Valley Virus'.D44]=0;&quot;&quot;;[$'Verde Valley Virus'.D44])" office:value-type="float" office:value="2308" calcext:value-type="float">
            <text:p>2308</text:p>
          </table:table-cell>
          <table:table-cell table:style-name="ce4" table:formula="of:=IF([$'Verde Valley Virus'.E44]=0;&quot;&quot;;[$'Verde Valley Virus'.E44])" office:value-type="float" office:value="77" calcext:value-type="float">
            <text:p>77</text:p>
          </table:table-cell>
          <table:table-cell table:style-name="ce4" table:formula="of:=IF([$'Verde Valley Virus'.F44]=0;&quot;&quot;;[$'Verde Valley Virus'.F44])" office:value-type="float" office:value="1016" calcext:value-type="float">
            <text:p>1016</text:p>
          </table:table-cell>
          <table:table-cell table:style-name="ce4" table:formula="of:=IF([$'Verde Valley Virus'.G44]=0;&quot;&quot;;[$'Verde Valley Virus'.G44])" office:value-type="float" office:value="36629" calcext:value-type="float">
            <text:p>36629</text:p>
          </table:table-cell>
          <table:table-cell table:style-name="ce4" table:formula="of:=IF([$'Verde Valley Virus'.H44]=0;&quot;&quot;;[$'Verde Valley Virus'.H44])" office:value-type="float" office:value="34321" calcext:value-type="float">
            <text:p>34321</text:p>
          </table:table-cell>
          <table:table-cell table:style-name="ce4" table:formula="of:=IF([$'Verde Valley Virus'.I44]=0;&quot;&quot;;[$'Verde Valley Virus'.I44])" office:value-type="float" office:value="2308" calcext:value-type="float">
            <text:p>2308</text:p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 office:value-type="date" office:date-value="2020-09-02" calcext:value-type="date">
            <text:p>09/02/20</text:p>
          </table:table-cell>
          <table:table-cell table:style-name="ce4" table:formula="of:=IF([$'Verde Valley Virus'.B45]=0;&quot;&quot;;[$'Verde Valley Virus'.B45])" office:value-type="float" office:value="202861" calcext:value-type="float">
            <text:p>202861</text:p>
          </table:table-cell>
          <table:table-cell table:style-name="ce4" table:formula="of:=IF([$'Verde Valley Virus'.C45]=0;&quot;&quot;;[$'Verde Valley Virus'.C45])" office:value-type="float" office:value="5065" calcext:value-type="float">
            <text:p>5065</text:p>
          </table:table-cell>
          <table:table-cell table:style-name="ce4" table:formula="of:=IF([$'Verde Valley Virus'.D45]=0;&quot;&quot;;[$'Verde Valley Virus'.D45])" office:value-type="float" office:value="2325" calcext:value-type="float">
            <text:p>2325</text:p>
          </table:table-cell>
          <table:table-cell table:style-name="ce4" table:formula="of:=IF([$'Verde Valley Virus'.E45]=0;&quot;&quot;;[$'Verde Valley Virus'.E45])" office:value-type="float" office:value="77" calcext:value-type="float">
            <text:p>77</text:p>
          </table:table-cell>
          <table:table-cell table:style-name="ce4" table:formula="of:=IF([$'Verde Valley Virus'.F45]=0;&quot;&quot;;[$'Verde Valley Virus'.F45])" office:value-type="float" office:value="1016" calcext:value-type="float">
            <text:p>1016</text:p>
          </table:table-cell>
          <table:table-cell table:style-name="ce4" table:formula="of:=IF([$'Verde Valley Virus'.G45]=0;&quot;&quot;;[$'Verde Valley Virus'.G45])" office:value-type="float" office:value="36730" calcext:value-type="float">
            <text:p>36730</text:p>
          </table:table-cell>
          <table:table-cell table:style-name="ce4" table:formula="of:=IF([$'Verde Valley Virus'.H45]=0;&quot;&quot;;[$'Verde Valley Virus'.H45])" office:value-type="float" office:value="34405" calcext:value-type="float">
            <text:p>34405</text:p>
          </table:table-cell>
          <table:table-cell table:style-name="ce4" table:formula="of:=IF([$'Verde Valley Virus'.I45]=0;&quot;&quot;;[$'Verde Valley Virus'.I45])" office:value-type="float" office:value="2325" calcext:value-type="float">
            <text:p>2325</text:p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 office:value-type="date" office:date-value="2020-09-03" calcext:value-type="date">
            <text:p>09/03/20</text:p>
          </table:table-cell>
          <table:table-cell table:style-name="ce4" table:formula="of:=IF([$'Verde Valley Virus'.B46]=0;&quot;&quot;;[$'Verde Valley Virus'.B46])" office:value-type="float" office:value="202861" calcext:value-type="float">
            <text:p>202861</text:p>
          </table:table-cell>
          <table:table-cell table:style-name="ce4" table:formula="of:=IF([$'Verde Valley Virus'.C46]=0;&quot;&quot;;[$'Verde Valley Virus'.C46])" office:value-type="float" office:value="5130" calcext:value-type="float">
            <text:p>5130</text:p>
          </table:table-cell>
          <table:table-cell table:style-name="ce4" table:formula="of:=IF([$'Verde Valley Virus'.D46]=0;&quot;&quot;;[$'Verde Valley Virus'.D46])" office:value-type="float" office:value="2331" calcext:value-type="float">
            <text:p>2331</text:p>
          </table:table-cell>
          <table:table-cell table:style-name="ce4" table:formula="of:=IF([$'Verde Valley Virus'.E46]=0;&quot;&quot;;[$'Verde Valley Virus'.E46])" office:value-type="float" office:value="78" calcext:value-type="float">
            <text:p>78</text:p>
          </table:table-cell>
          <table:table-cell table:style-name="ce4" table:formula="of:=IF([$'Verde Valley Virus'.F46]=0;&quot;&quot;;[$'Verde Valley Virus'.F46])" office:value-type="float" office:value="1016" calcext:value-type="float">
            <text:p>1016</text:p>
          </table:table-cell>
          <table:table-cell table:style-name="ce4" table:formula="of:=IF([$'Verde Valley Virus'.G46]=0;&quot;&quot;;[$'Verde Valley Virus'.G46])" office:value-type="float" office:value="36984" calcext:value-type="float">
            <text:p>36984</text:p>
          </table:table-cell>
          <table:table-cell table:style-name="ce4" table:formula="of:=IF([$'Verde Valley Virus'.H46]=0;&quot;&quot;;[$'Verde Valley Virus'.H46])" office:value-type="float" office:value="34653" calcext:value-type="float">
            <text:p>34653</text:p>
          </table:table-cell>
          <table:table-cell table:style-name="ce4" table:formula="of:=IF([$'Verde Valley Virus'.I46]=0;&quot;&quot;;[$'Verde Valley Virus'.I46])" office:value-type="float" office:value="2331" calcext:value-type="float">
            <text:p>2331</text:p>
          </table:table-cell>
          <table:table-cell table:number-columns-repeated="1015"/>
        </table:table-row>
        <table:table-row table:style-name="ro1" table:number-rows-repeated="4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9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formula="of:=[$'Verde Valley Virus'.J34]" office:value-type="float" office:value="9" calcext:value-type="float">
            <text:p>9</text:p>
          </table:table-cell>
          <table:table-cell table:formula="of:=[$'Verde Valley Virus'.K34]" office:value-type="float" office:value="3" calcext:value-type="float">
            <text:p>3</text:p>
          </table:table-cell>
          <table:table-cell table:formula="of:=[$'Verde Valley Virus'.L34]" office:value-type="float" office:value="1" calcext:value-type="float">
            <text:p>1</text:p>
          </table:table-cell>
          <table:table-cell table:formula="of:=[$'Verde Valley Virus'.M3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5]=0;&quot;&quot;;[$'Verde Valley Virus'.A35])" office:value-type="date" office:date-value="2020-08-18" calcext:value-type="date">
            <text:p>08/18/20</text:p>
          </table:table-cell>
          <table:table-cell table:formula="of:=[$'Verde Valley Virus'.J35]" office:value-type="float" office:value="9" calcext:value-type="float">
            <text:p>9</text:p>
          </table:table-cell>
          <table:table-cell table:formula="of:=[$'Verde Valley Virus'.K35]" office:value-type="float" office:value="2" calcext:value-type="float">
            <text:p>2</text:p>
          </table:table-cell>
          <table:table-cell table:formula="of:=[$'Verde Valley Virus'.L35]" office:value-type="float" office:value="1" calcext:value-type="float">
            <text:p>1</text:p>
          </table:table-cell>
          <table:table-cell table:formula="of:=[$'Verde Valley Virus'.M3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6]=0;&quot;&quot;;[$'Verde Valley Virus'.A36])" office:value-type="date" office:date-value="2020-08-19" calcext:value-type="date">
            <text:p>08/19/20</text:p>
          </table:table-cell>
          <table:table-cell table:formula="of:=[$'Verde Valley Virus'.J36]" office:value-type="float" office:value="9" calcext:value-type="float">
            <text:p>9</text:p>
          </table:table-cell>
          <table:table-cell table:formula="of:=[$'Verde Valley Virus'.K36]" office:value-type="float" office:value="2" calcext:value-type="float">
            <text:p>2</text:p>
          </table:table-cell>
          <table:table-cell table:formula="of:=[$'Verde Valley Virus'.L36]" office:value-type="float" office:value="0" calcext:value-type="float">
            <text:p>0</text:p>
          </table:table-cell>
          <table:table-cell table:formula="of:=[$'Verde Valley Virus'.M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7]=0;&quot;&quot;;[$'Verde Valley Virus'.A37])" office:value-type="date" office:date-value="2020-08-20" calcext:value-type="date">
            <text:p>08/20/20</text:p>
          </table:table-cell>
          <table:table-cell table:formula="of:=[$'Verde Valley Virus'.J37]" office:value-type="float" office:value="8" calcext:value-type="float">
            <text:p>8</text:p>
          </table:table-cell>
          <table:table-cell table:formula="of:=[$'Verde Valley Virus'.K37]" office:value-type="float" office:value="5" calcext:value-type="float">
            <text:p>5</text:p>
          </table:table-cell>
          <table:table-cell table:formula="of:=[$'Verde Valley Virus'.L37]" office:value-type="float" office:value="1" calcext:value-type="float">
            <text:p>1</text:p>
          </table:table-cell>
          <table:table-cell table:formula="of:=[$'Verde Valley Virus'.M3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8]=0;&quot;&quot;;[$'Verde Valley Virus'.A38])" office:value-type="date" office:date-value="2020-08-21" calcext:value-type="date">
            <text:p>08/21/20</text:p>
          </table:table-cell>
          <table:table-cell table:formula="of:=[$'Verde Valley Virus'.J38]" office:value-type="float" office:value="8" calcext:value-type="float">
            <text:p>8</text:p>
          </table:table-cell>
          <table:table-cell table:formula="of:=[$'Verde Valley Virus'.K38]" office:value-type="float" office:value="5" calcext:value-type="float">
            <text:p>5</text:p>
          </table:table-cell>
          <table:table-cell table:formula="of:=[$'Verde Valley Virus'.L38]" office:value-type="float" office:value="1" calcext:value-type="float">
            <text:p>1</text:p>
          </table:table-cell>
          <table:table-cell table:formula="of:=[$'Verde Valley Virus'.M3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9]=0;&quot;&quot;;[$'Verde Valley Virus'.A39])" office:value-type="date" office:date-value="2020-08-24" calcext:value-type="date">
            <text:p>08/24/20</text:p>
          </table:table-cell>
          <table:table-cell table:formula="of:=[$'Verde Valley Virus'.J39]" office:value-type="float" office:value="7" calcext:value-type="float">
            <text:p>7</text:p>
          </table:table-cell>
          <table:table-cell table:formula="of:=[$'Verde Valley Virus'.K39]" office:value-type="float" office:value="3" calcext:value-type="float">
            <text:p>3</text:p>
          </table:table-cell>
          <table:table-cell table:formula="of:=[$'Verde Valley Virus'.L39]" office:value-type="float" office:value="2" calcext:value-type="float">
            <text:p>2</text:p>
          </table:table-cell>
          <table:table-cell table:formula="of:=[$'Verde Valley Virus'.M3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0]=0;&quot;&quot;;[$'Verde Valley Virus'.A40])" office:value-type="date" office:date-value="2020-08-25" calcext:value-type="date">
            <text:p>08/25/20</text:p>
          </table:table-cell>
          <table:table-cell table:formula="of:=[$'Verde Valley Virus'.J40]" office:value-type="float" office:value="8" calcext:value-type="float">
            <text:p>8</text:p>
          </table:table-cell>
          <table:table-cell table:formula="of:=[$'Verde Valley Virus'.K40]" office:value-type="float" office:value="3" calcext:value-type="float">
            <text:p>3</text:p>
          </table:table-cell>
          <table:table-cell table:formula="of:=[$'Verde Valley Virus'.L40]" office:value-type="float" office:value="2" calcext:value-type="float">
            <text:p>2</text:p>
          </table:table-cell>
          <table:table-cell table:formula="of:=[$'Verde Valley Virus'.M4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1]=0;&quot;&quot;;[$'Verde Valley Virus'.A41])" office:value-type="date" office:date-value="2020-08-26" calcext:value-type="date">
            <text:p>08/26/20</text:p>
          </table:table-cell>
          <table:table-cell table:formula="of:=[$'Verde Valley Virus'.J41]" office:value-type="float" office:value="6" calcext:value-type="float">
            <text:p>6</text:p>
          </table:table-cell>
          <table:table-cell table:formula="of:=[$'Verde Valley Virus'.K41]" office:value-type="float" office:value="1" calcext:value-type="float">
            <text:p>1</text:p>
          </table:table-cell>
          <table:table-cell table:formula="of:=[$'Verde Valley Virus'.L41]" office:value-type="float" office:value="1" calcext:value-type="float">
            <text:p>1</text:p>
          </table:table-cell>
          <table:table-cell table:formula="of:=[$'Verde Valley Virus'.M4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2]=0;&quot;&quot;;[$'Verde Valley Virus'.A42])" office:value-type="date" office:date-value="2020-08-28" calcext:value-type="date">
            <text:p>08/28/20</text:p>
          </table:table-cell>
          <table:table-cell table:formula="of:=[$'Verde Valley Virus'.J42]" office:value-type="float" office:value="6" calcext:value-type="float">
            <text:p>6</text:p>
          </table:table-cell>
          <table:table-cell table:formula="of:=[$'Verde Valley Virus'.K42]" office:value-type="float" office:value="2" calcext:value-type="float">
            <text:p>2</text:p>
          </table:table-cell>
          <table:table-cell table:formula="of:=[$'Verde Valley Virus'.L42]" office:value-type="float" office:value="2" calcext:value-type="float">
            <text:p>2</text:p>
          </table:table-cell>
          <table:table-cell table:formula="of:=[$'Verde Valley Virus'.M4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3]=0;&quot;&quot;;[$'Verde Valley Virus'.A43])" office:value-type="date" office:date-value="2020-08-31" calcext:value-type="date">
            <text:p>08/31/20</text:p>
          </table:table-cell>
          <table:table-cell table:formula="of:=[$'Verde Valley Virus'.J43]" office:value-type="float" office:value="6" calcext:value-type="float">
            <text:p>6</text:p>
          </table:table-cell>
          <table:table-cell table:formula="of:=[$'Verde Valley Virus'.K43]" office:value-type="float" office:value="0" calcext:value-type="float">
            <text:p>0</text:p>
          </table:table-cell>
          <table:table-cell table:formula="of:=[$'Verde Valley Virus'.L43]" office:value-type="float" office:value="3" calcext:value-type="float">
            <text:p>3</text:p>
          </table:table-cell>
          <table:table-cell table:formula="of:=[$'Verde Valley Virus'.M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4]=0;&quot;&quot;;[$'Verde Valley Virus'.A44])" office:value-type="date" office:date-value="2020-09-01" calcext:value-type="date">
            <text:p>09/01/20</text:p>
          </table:table-cell>
          <table:table-cell table:formula="of:=[$'Verde Valley Virus'.J44]" office:value-type="float" office:value="4" calcext:value-type="float">
            <text:p>4</text:p>
          </table:table-cell>
          <table:table-cell table:formula="of:=[$'Verde Valley Virus'.K44]" office:value-type="float" office:value="0" calcext:value-type="float">
            <text:p>0</text:p>
          </table:table-cell>
          <table:table-cell table:formula="of:=[$'Verde Valley Virus'.L44]" office:value-type="float" office:value="2" calcext:value-type="float">
            <text:p>2</text:p>
          </table:table-cell>
          <table:table-cell table:formula="of:=[$'Verde Valley Virus'.M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5]=0;&quot;&quot;;[$'Verde Valley Virus'.A45])" office:value-type="date" office:date-value="2020-09-02" calcext:value-type="date">
            <text:p>09/02/20</text:p>
          </table:table-cell>
          <table:table-cell table:formula="of:=[$'Verde Valley Virus'.J45]" office:value-type="float" office:value="3" calcext:value-type="float">
            <text:p>3</text:p>
          </table:table-cell>
          <table:table-cell table:formula="of:=[$'Verde Valley Virus'.K45]" office:value-type="float" office:value="0" calcext:value-type="float">
            <text:p>0</text:p>
          </table:table-cell>
          <table:table-cell table:formula="of:=[$'Verde Valley Virus'.L45]" office:value-type="float" office:value="2" calcext:value-type="float">
            <text:p>2</text:p>
          </table:table-cell>
          <table:table-cell table:formula="of:=[$'Verde Valley Virus'.M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6]=0;&quot;&quot;;[$'Verde Valley Virus'.A46])" office:value-type="date" office:date-value="2020-09-03" calcext:value-type="date">
            <text:p>09/03/20</text:p>
          </table:table-cell>
          <table:table-cell table:formula="of:=[$'Verde Valley Virus'.J46]" office:value-type="float" office:value="4" calcext:value-type="float">
            <text:p>4</text:p>
          </table:table-cell>
          <table:table-cell table:formula="of:=[$'Verde Valley Virus'.K46]" office:value-type="float" office:value="1" calcext:value-type="float">
            <text:p>1</text:p>
          </table:table-cell>
          <table:table-cell table:formula="of:=[$'Verde Valley Virus'.L46]" office:value-type="float" office:value="2" calcext:value-type="float">
            <text:p>2</text:p>
          </table:table-cell>
          <table:table-cell table:formula="of:=[$'Verde Valley Virus'.M46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4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default-cell-style-name="ce6"/>
        <table:table-column table:style-name="co31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1001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" calcext:value-type="string">
            <text:p>Dewey</text:p>
          </table:table-cell>
          <table:table-cell table:formula="of:=[$'Verde Valley Virus'.X1]" office:value-type="string" office:string-value="Humboldt" calcext:value-type="string">
            <text:p>Humboldt</text:p>
          </table:table-cell>
          <table:table-cell table:formula="of:=[$'Verde Valley Virus'.Y1]" office:value-type="string" office:string-value="Mayer" calcext:value-type="string">
            <text:p>Mayer</text:p>
          </table:table-cell>
          <table:table-cell table:formula="of:=[$'Verde Valley Virus'.Z1]" office:value-type="string" office:string-value="Paulden" calcext:value-type="string">
            <text:p>Paulden</text:p>
          </table:table-cell>
          <table:table-cell table:formula="of:=[$'Verde Valley Virus'.AA1]" office:value-type="string" office:string-value="Prescott" calcext:value-type="string">
            <text:p>Prescott</text:p>
          </table:table-cell>
          <table:table-cell table:formula="of:=[$'Verde Valley Virus'.AB1]" office:value-type="string" office:string-value="Prescott Valley" calcext:value-type="string">
            <text:p>Prescott Valley</text:p>
          </table:table-cell>
          <table:table-cell table:formula="of:=[$'Verde Valley Virus'.AC1]" office:value-type="string" office:string-value="Rimrock" calcext:value-type="string">
            <text:p>Rimrock</text:p>
          </table:table-cell>
          <table:table-cell table:formula="of:=[$'Verde Valley Virus'.AD1]" office:value-type="string" office:string-value="Sedona" calcext:value-type="string">
            <text:p>Sedona</text:p>
          </table:table-cell>
          <table:table-cell table:formula="of:=[$'Verde Valley Virus'.AE1]" office:value-type="string" office:string-value="Village of Oak Creek" calcext:value-type="string">
            <text:p>Village of Oak Creek</text:p>
          </table:table-cell>
          <table:table-cell table:formula="of:=[$'Verde Valley Virus'.AF1]" office:value-type="string" office:string-value="Yarnell" calcext:value-type="string">
            <text:p>Yarnell</text:p>
          </table:table-cell>
          <table:table-cell table:formula="of:=[$'Verde Valley Virus'.AG1]" office:value-type="string" office:string-value="Other Quad-Cities" calcext:value-type="string">
            <text:p>Other Quad-Cities</text:p>
          </table:table-cell>
          <table:table-cell table:formula="of:=[$'Verde Valley Virus'.AH1]" office:value-type="string" office:string-value="Other Verde Valley" calcext:value-type="string">
            <text:p>Other Verde Valley</text:p>
          </table:table-cell>
          <table:table-cell table:formula="of:=[$'Verde Valley Virus'.AI1]" office:value-type="string" office:string-value="Unknown" calcext:value-type="string">
            <text:p>Unknown</text:p>
          </table:table-cell>
          <table:table-cell table:number-columns-repeated="1001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0" calcext:value-type="float">
            <text:p>0</text:p>
          </table:table-cell>
          <table:table-cell table:formula="of:=[$'Verde Valley Virus'.Y2]" office:value-type="float" office:value="19" calcext:value-type="float">
            <text:p>19</text:p>
          </table:table-cell>
          <table:table-cell table:formula="of:=[$'Verde Valley Virus'.Z2]" office:value-type="float" office:value="9" calcext:value-type="float">
            <text:p>9</text:p>
          </table:table-cell>
          <table:table-cell table:formula="of:=[$'Verde Valley Virus'.AA2]" office:value-type="float" office:value="109" calcext:value-type="float">
            <text:p>109</text:p>
          </table:table-cell>
          <table:table-cell table:formula="of:=[$'Verde Valley Virus'.AB2]" office:value-type="float" office:value="85" calcext:value-type="float">
            <text:p>85</text:p>
          </table:table-cell>
          <table:table-cell table:formula="of:=[$'Verde Valley Virus'.AC2]" office:value-type="float" office:value="11" calcext:value-type="float">
            <text:p>11</text:p>
          </table:table-cell>
          <table:table-cell table:formula="of:=[$'Verde Valley Virus'.AD2]" office:value-type="float" office:value="44" calcext:value-type="float">
            <text:p>44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9" calcext:value-type="float">
            <text:p>9</text:p>
          </table:table-cell>
          <table:table-cell table:formula="of:=[$'Verde Valley Virus'.AH2]" office:value-type="float" office:value="0" calcext:value-type="float">
            <text:p>0</text:p>
          </table:table-cell>
          <table:table-cell table:formula="of:=[$'Verde Valley Virus'.AI2]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0" calcext:value-type="float">
            <text:p>0</text:p>
          </table:table-cell>
          <table:table-cell table:formula="of:=[$'Verde Valley Virus'.Y3]" office:value-type="float" office:value="23" calcext:value-type="float">
            <text:p>23</text:p>
          </table:table-cell>
          <table:table-cell table:formula="of:=[$'Verde Valley Virus'.Z3]" office:value-type="float" office:value="11" calcext:value-type="float">
            <text:p>11</text:p>
          </table:table-cell>
          <table:table-cell table:formula="of:=[$'Verde Valley Virus'.AA3]" office:value-type="float" office:value="178" calcext:value-type="float">
            <text:p>178</text:p>
          </table:table-cell>
          <table:table-cell table:formula="of:=[$'Verde Valley Virus'.AB3]" office:value-type="float" office:value="108" calcext:value-type="float">
            <text:p>108</text:p>
          </table:table-cell>
          <table:table-cell table:formula="of:=[$'Verde Valley Virus'.AC3]" office:value-type="float" office:value="11" calcext:value-type="float">
            <text:p>11</text:p>
          </table:table-cell>
          <table:table-cell table:formula="of:=[$'Verde Valley Virus'.AD3]" office:value-type="float" office:value="47" calcext:value-type="float">
            <text:p>47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10" calcext:value-type="float">
            <text:p>10</text:p>
          </table:table-cell>
          <table:table-cell table:formula="of:=[$'Verde Valley Virus'.AH3]" office:value-type="float" office:value="0" calcext:value-type="float">
            <text:p>0</text:p>
          </table:table-cell>
          <table:table-cell table:formula="of:=[$'Verde Valley Virus'.AI3]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0" calcext:value-type="float">
            <text:p>0</text:p>
          </table:table-cell>
          <table:table-cell table:formula="of:=[$'Verde Valley Virus'.Y4]" office:value-type="float" office:value="24" calcext:value-type="float">
            <text:p>24</text:p>
          </table:table-cell>
          <table:table-cell table:formula="of:=[$'Verde Valley Virus'.Z4]" office:value-type="float" office:value="11" calcext:value-type="float">
            <text:p>11</text:p>
          </table:table-cell>
          <table:table-cell table:formula="of:=[$'Verde Valley Virus'.AA4]" office:value-type="float" office:value="182" calcext:value-type="float">
            <text:p>182</text:p>
          </table:table-cell>
          <table:table-cell table:formula="of:=[$'Verde Valley Virus'.AB4]" office:value-type="float" office:value="117" calcext:value-type="float">
            <text:p>117</text:p>
          </table:table-cell>
          <table:table-cell table:formula="of:=[$'Verde Valley Virus'.AC4]" office:value-type="float" office:value="11" calcext:value-type="float">
            <text:p>11</text:p>
          </table:table-cell>
          <table:table-cell table:formula="of:=[$'Verde Valley Virus'.AD4]" office:value-type="float" office:value="49" calcext:value-type="float">
            <text:p>49</text:p>
          </table:table-cell>
          <table:table-cell table:formula="of:=[$'Verde Valley Virus'.AE4]" office:value-type="float" office:value="0" calcext:value-type="float">
            <text:p>0</text:p>
          </table:table-cell>
          <table:table-cell table:formula="of:=[$'Verde Valley Virus'.AF4]" office:value-type="float" office:value="0" calcext:value-type="float">
            <text:p>0</text:p>
          </table:table-cell>
          <table:table-cell table:formula="of:=[$'Verde Valley Virus'.AG4]" office:value-type="float" office:value="10" calcext:value-type="float">
            <text:p>10</text:p>
          </table:table-cell>
          <table:table-cell table:formula="of:=[$'Verde Valley Virus'.AH4]" office:value-type="float" office:value="1" calcext:value-type="float">
            <text:p>1</text:p>
          </table:table-cell>
          <table:table-cell table:formula="of:=[$'Verde Valley Virus'.AI4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0" calcext:value-type="float">
            <text:p>0</text:p>
          </table:table-cell>
          <table:table-cell table:formula="of:=[$'Verde Valley Virus'.Y5]" office:value-type="float" office:value="29" calcext:value-type="float">
            <text:p>29</text:p>
          </table:table-cell>
          <table:table-cell table:formula="of:=[$'Verde Valley Virus'.Z5]" office:value-type="float" office:value="14" calcext:value-type="float">
            <text:p>14</text:p>
          </table:table-cell>
          <table:table-cell table:formula="of:=[$'Verde Valley Virus'.AA5]" office:value-type="float" office:value="183" calcext:value-type="float">
            <text:p>183</text:p>
          </table:table-cell>
          <table:table-cell table:formula="of:=[$'Verde Valley Virus'.AB5]" office:value-type="float" office:value="129" calcext:value-type="float">
            <text:p>129</text:p>
          </table:table-cell>
          <table:table-cell table:formula="of:=[$'Verde Valley Virus'.AC5]" office:value-type="float" office:value="12" calcext:value-type="float">
            <text:p>12</text:p>
          </table:table-cell>
          <table:table-cell table:formula="of:=[$'Verde Valley Virus'.AD5]" office:value-type="float" office:value="56" calcext:value-type="float">
            <text:p>56</text:p>
          </table:table-cell>
          <table:table-cell table:formula="of:=[$'Verde Valley Virus'.AE5]" office:value-type="float" office:value="0" calcext:value-type="float">
            <text:p>0</text:p>
          </table:table-cell>
          <table:table-cell table:formula="of:=[$'Verde Valley Virus'.AF5]" office:value-type="float" office:value="0" calcext:value-type="float">
            <text:p>0</text:p>
          </table:table-cell>
          <table:table-cell table:formula="of:=[$'Verde Valley Virus'.AG5]" office:value-type="float" office:value="11" calcext:value-type="float">
            <text:p>11</text:p>
          </table:table-cell>
          <table:table-cell table:formula="of:=[$'Verde Valley Virus'.AH5]" office:value-type="float" office:value="1" calcext:value-type="float">
            <text:p>1</text:p>
          </table:table-cell>
          <table:table-cell table:formula="of:=[$'Verde Valley Virus'.AI5]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0" calcext:value-type="float">
            <text:p>0</text:p>
          </table:table-cell>
          <table:table-cell table:formula="of:=[$'Verde Valley Virus'.Y6]" office:value-type="float" office:value="26" calcext:value-type="float">
            <text:p>26</text:p>
          </table:table-cell>
          <table:table-cell table:formula="of:=[$'Verde Valley Virus'.Z6]" office:value-type="float" office:value="15" calcext:value-type="float">
            <text:p>15</text:p>
          </table:table-cell>
          <table:table-cell table:formula="of:=[$'Verde Valley Virus'.AA6]" office:value-type="float" office:value="213" calcext:value-type="float">
            <text:p>213</text:p>
          </table:table-cell>
          <table:table-cell table:formula="of:=[$'Verde Valley Virus'.AB6]" office:value-type="float" office:value="187" calcext:value-type="float">
            <text:p>187</text:p>
          </table:table-cell>
          <table:table-cell table:formula="of:=[$'Verde Valley Virus'.AC6]" office:value-type="float" office:value="14" calcext:value-type="float">
            <text:p>14</text:p>
          </table:table-cell>
          <table:table-cell table:formula="of:=[$'Verde Valley Virus'.AD6]" office:value-type="float" office:value="57" calcext:value-type="float">
            <text:p>57</text:p>
          </table:table-cell>
          <table:table-cell table:formula="of:=[$'Verde Valley Virus'.AE6]" office:value-type="float" office:value="0" calcext:value-type="float">
            <text:p>0</text:p>
          </table:table-cell>
          <table:table-cell table:formula="of:=[$'Verde Valley Virus'.AF6]" office:value-type="float" office:value="0" calcext:value-type="float">
            <text:p>0</text:p>
          </table:table-cell>
          <table:table-cell table:formula="of:=[$'Verde Valley Virus'.AG6]" office:value-type="float" office:value="8" calcext:value-type="float">
            <text:p>8</text:p>
          </table:table-cell>
          <table:table-cell table:formula="of:=[$'Verde Valley Virus'.AH6]" office:value-type="float" office:value="1" calcext:value-type="float">
            <text:p>1</text:p>
          </table:table-cell>
          <table:table-cell table:formula="of:=[$'Verde Valley Virus'.AI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0" calcext:value-type="float">
            <text:p>0</text:p>
          </table:table-cell>
          <table:table-cell table:formula="of:=[$'Verde Valley Virus'.Y7]" office:value-type="float" office:value="25" calcext:value-type="float">
            <text:p>25</text:p>
          </table:table-cell>
          <table:table-cell table:formula="of:=[$'Verde Valley Virus'.Z7]" office:value-type="float" office:value="15" calcext:value-type="float">
            <text:p>15</text:p>
          </table:table-cell>
          <table:table-cell table:formula="of:=[$'Verde Valley Virus'.AA7]" office:value-type="float" office:value="220" calcext:value-type="float">
            <text:p>220</text:p>
          </table:table-cell>
          <table:table-cell table:formula="of:=[$'Verde Valley Virus'.AB7]" office:value-type="float" office:value="193" calcext:value-type="float">
            <text:p>193</text:p>
          </table:table-cell>
          <table:table-cell table:formula="of:=[$'Verde Valley Virus'.AC7]" office:value-type="float" office:value="14" calcext:value-type="float">
            <text:p>14</text:p>
          </table:table-cell>
          <table:table-cell table:formula="of:=[$'Verde Valley Virus'.AD7]" office:value-type="float" office:value="59" calcext:value-type="float">
            <text:p>59</text:p>
          </table:table-cell>
          <table:table-cell table:formula="of:=[$'Verde Valley Virus'.AE7]" office:value-type="float" office:value="0" calcext:value-type="float">
            <text:p>0</text:p>
          </table:table-cell>
          <table:table-cell table:formula="of:=[$'Verde Valley Virus'.AF7]" office:value-type="float" office:value="0" calcext:value-type="float">
            <text:p>0</text:p>
          </table:table-cell>
          <table:table-cell table:formula="of:=[$'Verde Valley Virus'.AG7]" office:value-type="float" office:value="10" calcext:value-type="float">
            <text:p>10</text:p>
          </table:table-cell>
          <table:table-cell table:formula="of:=[$'Verde Valley Virus'.AH7]" office:value-type="float" office:value="1" calcext:value-type="float">
            <text:p>1</text:p>
          </table:table-cell>
          <table:table-cell table:formula="of:=[$'Verde Valley Virus'.AI7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0" calcext:value-type="float">
            <text:p>0</text:p>
          </table:table-cell>
          <table:table-cell table:formula="of:=[$'Verde Valley Virus'.Y8]" office:value-type="float" office:value="26" calcext:value-type="float">
            <text:p>26</text:p>
          </table:table-cell>
          <table:table-cell table:formula="of:=[$'Verde Valley Virus'.Z8]" office:value-type="float" office:value="15" calcext:value-type="float">
            <text:p>15</text:p>
          </table:table-cell>
          <table:table-cell table:formula="of:=[$'Verde Valley Virus'.AA8]" office:value-type="float" office:value="231" calcext:value-type="float">
            <text:p>231</text:p>
          </table:table-cell>
          <table:table-cell table:formula="of:=[$'Verde Valley Virus'.AB8]" office:value-type="float" office:value="197" calcext:value-type="float">
            <text:p>197</text:p>
          </table:table-cell>
          <table:table-cell table:formula="of:=[$'Verde Valley Virus'.AC8]" office:value-type="float" office:value="14" calcext:value-type="float">
            <text:p>14</text:p>
          </table:table-cell>
          <table:table-cell table:formula="of:=[$'Verde Valley Virus'.AD8]" office:value-type="float" office:value="62" calcext:value-type="float">
            <text:p>62</text:p>
          </table:table-cell>
          <table:table-cell table:formula="of:=[$'Verde Valley Virus'.AE8]" office:value-type="float" office:value="0" calcext:value-type="float">
            <text:p>0</text:p>
          </table:table-cell>
          <table:table-cell table:formula="of:=[$'Verde Valley Virus'.AF8]" office:value-type="float" office:value="0" calcext:value-type="float">
            <text:p>0</text:p>
          </table:table-cell>
          <table:table-cell table:formula="of:=[$'Verde Valley Virus'.AG8]" office:value-type="float" office:value="10" calcext:value-type="float">
            <text:p>10</text:p>
          </table:table-cell>
          <table:table-cell table:formula="of:=[$'Verde Valley Virus'.AH8]" office:value-type="float" office:value="1" calcext:value-type="float">
            <text:p>1</text:p>
          </table:table-cell>
          <table:table-cell table:formula="of:=[$'Verde Valley Virus'.AI8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0" calcext:value-type="float">
            <text:p>0</text:p>
          </table:table-cell>
          <table:table-cell table:formula="of:=[$'Verde Valley Virus'.Y9]" office:value-type="float" office:value="26" calcext:value-type="float">
            <text:p>26</text:p>
          </table:table-cell>
          <table:table-cell table:formula="of:=[$'Verde Valley Virus'.Z9]" office:value-type="float" office:value="15" calcext:value-type="float">
            <text:p>15</text:p>
          </table:table-cell>
          <table:table-cell table:formula="of:=[$'Verde Valley Virus'.AA9]" office:value-type="float" office:value="237" calcext:value-type="float">
            <text:p>237</text:p>
          </table:table-cell>
          <table:table-cell table:formula="of:=[$'Verde Valley Virus'.AB9]" office:value-type="float" office:value="202" calcext:value-type="float">
            <text:p>202</text:p>
          </table:table-cell>
          <table:table-cell table:formula="of:=[$'Verde Valley Virus'.AC9]" office:value-type="float" office:value="14" calcext:value-type="float">
            <text:p>14</text:p>
          </table:table-cell>
          <table:table-cell table:formula="of:=[$'Verde Valley Virus'.AD9]" office:value-type="float" office:value="61" calcext:value-type="float">
            <text:p>61</text:p>
          </table:table-cell>
          <table:table-cell table:formula="of:=[$'Verde Valley Virus'.AE9]" office:value-type="float" office:value="0" calcext:value-type="float">
            <text:p>0</text:p>
          </table:table-cell>
          <table:table-cell table:formula="of:=[$'Verde Valley Virus'.AF9]" office:value-type="float" office:value="0" calcext:value-type="float">
            <text:p>0</text:p>
          </table:table-cell>
          <table:table-cell table:formula="of:=[$'Verde Valley Virus'.AG9]" office:value-type="float" office:value="13" calcext:value-type="float">
            <text:p>13</text:p>
          </table:table-cell>
          <table:table-cell table:formula="of:=[$'Verde Valley Virus'.AH9]" office:value-type="float" office:value="1" calcext:value-type="float">
            <text:p>1</text:p>
          </table:table-cell>
          <table:table-cell table:formula="of:=[$'Verde Valley Virus'.AI9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0" calcext:value-type="float">
            <text:p>0</text:p>
          </table:table-cell>
          <table:table-cell table:formula="of:=[$'Verde Valley Virus'.Y10]" office:value-type="float" office:value="28" calcext:value-type="float">
            <text:p>28</text:p>
          </table:table-cell>
          <table:table-cell table:formula="of:=[$'Verde Valley Virus'.Z10]" office:value-type="float" office:value="16" calcext:value-type="float">
            <text:p>16</text:p>
          </table:table-cell>
          <table:table-cell table:formula="of:=[$'Verde Valley Virus'.AA10]" office:value-type="float" office:value="244" calcext:value-type="float">
            <text:p>244</text:p>
          </table:table-cell>
          <table:table-cell table:formula="of:=[$'Verde Valley Virus'.AB10]" office:value-type="float" office:value="203" calcext:value-type="float">
            <text:p>203</text:p>
          </table:table-cell>
          <table:table-cell table:formula="of:=[$'Verde Valley Virus'.AC10]" office:value-type="float" office:value="14" calcext:value-type="float">
            <text:p>14</text:p>
          </table:table-cell>
          <table:table-cell table:formula="of:=[$'Verde Valley Virus'.AD10]" office:value-type="float" office:value="61" calcext:value-type="float">
            <text:p>61</text:p>
          </table:table-cell>
          <table:table-cell table:formula="of:=[$'Verde Valley Virus'.AE10]" office:value-type="float" office:value="0" calcext:value-type="float">
            <text:p>0</text:p>
          </table:table-cell>
          <table:table-cell table:formula="of:=[$'Verde Valley Virus'.AF10]" office:value-type="float" office:value="0" calcext:value-type="float">
            <text:p>0</text:p>
          </table:table-cell>
          <table:table-cell table:formula="of:=[$'Verde Valley Virus'.AG10]" office:value-type="float" office:value="13" calcext:value-type="float">
            <text:p>13</text:p>
          </table:table-cell>
          <table:table-cell table:formula="of:=[$'Verde Valley Virus'.AH10]" office:value-type="float" office:value="1" calcext:value-type="float">
            <text:p>1</text:p>
          </table:table-cell>
          <table:table-cell table:formula="of:=[$'Verde Valley Virus'.AI10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0" calcext:value-type="float">
            <text:p>0</text:p>
          </table:table-cell>
          <table:table-cell table:formula="of:=[$'Verde Valley Virus'.Y11]" office:value-type="float" office:value="31" calcext:value-type="float">
            <text:p>31</text:p>
          </table:table-cell>
          <table:table-cell table:formula="of:=[$'Verde Valley Virus'.Z11]" office:value-type="float" office:value="17" calcext:value-type="float">
            <text:p>17</text:p>
          </table:table-cell>
          <table:table-cell table:formula="of:=[$'Verde Valley Virus'.AA11]" office:value-type="float" office:value="260" calcext:value-type="float">
            <text:p>260</text:p>
          </table:table-cell>
          <table:table-cell table:formula="of:=[$'Verde Valley Virus'.AB11]" office:value-type="float" office:value="232" calcext:value-type="float">
            <text:p>232</text:p>
          </table:table-cell>
          <table:table-cell table:formula="of:=[$'Verde Valley Virus'.AC11]" office:value-type="float" office:value="17" calcext:value-type="float">
            <text:p>17</text:p>
          </table:table-cell>
          <table:table-cell table:formula="of:=[$'Verde Valley Virus'.AD11]" office:value-type="float" office:value="68" calcext:value-type="float">
            <text:p>68</text:p>
          </table:table-cell>
          <table:table-cell table:formula="of:=[$'Verde Valley Virus'.AE11]" office:value-type="float" office:value="0" calcext:value-type="float">
            <text:p>0</text:p>
          </table:table-cell>
          <table:table-cell table:formula="of:=[$'Verde Valley Virus'.AF11]" office:value-type="float" office:value="0" calcext:value-type="float">
            <text:p>0</text:p>
          </table:table-cell>
          <table:table-cell table:formula="of:=[$'Verde Valley Virus'.AG11]" office:value-type="float" office:value="12" calcext:value-type="float">
            <text:p>12</text:p>
          </table:table-cell>
          <table:table-cell table:formula="of:=[$'Verde Valley Virus'.AH11]" office:value-type="float" office:value="1" calcext:value-type="float">
            <text:p>1</text:p>
          </table:table-cell>
          <table:table-cell table:formula="of:=[$'Verde Valley Virus'.AI11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0" calcext:value-type="float">
            <text:p>0</text:p>
          </table:table-cell>
          <table:table-cell table:formula="of:=[$'Verde Valley Virus'.Y12]" office:value-type="float" office:value="30" calcext:value-type="float">
            <text:p>30</text:p>
          </table:table-cell>
          <table:table-cell table:formula="of:=[$'Verde Valley Virus'.Z12]" office:value-type="float" office:value="19" calcext:value-type="float">
            <text:p>19</text:p>
          </table:table-cell>
          <table:table-cell table:formula="of:=[$'Verde Valley Virus'.AA12]" office:value-type="float" office:value="263" calcext:value-type="float">
            <text:p>263</text:p>
          </table:table-cell>
          <table:table-cell table:formula="of:=[$'Verde Valley Virus'.AB12]" office:value-type="float" office:value="233" calcext:value-type="float">
            <text:p>233</text:p>
          </table:table-cell>
          <table:table-cell table:formula="of:=[$'Verde Valley Virus'.AC12]" office:value-type="float" office:value="17" calcext:value-type="float">
            <text:p>17</text:p>
          </table:table-cell>
          <table:table-cell table:formula="of:=[$'Verde Valley Virus'.AD12]" office:value-type="float" office:value="69" calcext:value-type="float">
            <text:p>69</text:p>
          </table:table-cell>
          <table:table-cell table:formula="of:=[$'Verde Valley Virus'.AE12]" office:value-type="float" office:value="0" calcext:value-type="float">
            <text:p>0</text:p>
          </table:table-cell>
          <table:table-cell table:formula="of:=[$'Verde Valley Virus'.AF12]" office:value-type="float" office:value="0" calcext:value-type="float">
            <text:p>0</text:p>
          </table:table-cell>
          <table:table-cell table:formula="of:=[$'Verde Valley Virus'.AG12]" office:value-type="float" office:value="14" calcext:value-type="float">
            <text:p>14</text:p>
          </table:table-cell>
          <table:table-cell table:formula="of:=[$'Verde Valley Virus'.AH12]" office:value-type="float" office:value="1" calcext:value-type="float">
            <text:p>1</text:p>
          </table:table-cell>
          <table:table-cell table:formula="of:=[$'Verde Valley Virus'.AI12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0" calcext:value-type="float">
            <text:p>0</text:p>
          </table:table-cell>
          <table:table-cell table:formula="of:=[$'Verde Valley Virus'.Y13]" office:value-type="float" office:value="31" calcext:value-type="float">
            <text:p>31</text:p>
          </table:table-cell>
          <table:table-cell table:formula="of:=[$'Verde Valley Virus'.Z13]" office:value-type="float" office:value="24" calcext:value-type="float">
            <text:p>24</text:p>
          </table:table-cell>
          <table:table-cell table:formula="of:=[$'Verde Valley Virus'.AA13]" office:value-type="float" office:value="272" calcext:value-type="float">
            <text:p>272</text:p>
          </table:table-cell>
          <table:table-cell table:formula="of:=[$'Verde Valley Virus'.AB13]" office:value-type="float" office:value="237" calcext:value-type="float">
            <text:p>237</text:p>
          </table:table-cell>
          <table:table-cell table:formula="of:=[$'Verde Valley Virus'.AC13]" office:value-type="float" office:value="18" calcext:value-type="float">
            <text:p>18</text:p>
          </table:table-cell>
          <table:table-cell table:formula="of:=[$'Verde Valley Virus'.AD13]" office:value-type="float" office:value="72" calcext:value-type="float">
            <text:p>72</text:p>
          </table:table-cell>
          <table:table-cell table:formula="of:=[$'Verde Valley Virus'.AE13]" office:value-type="float" office:value="0" calcext:value-type="float">
            <text:p>0</text:p>
          </table:table-cell>
          <table:table-cell table:formula="of:=[$'Verde Valley Virus'.AF13]" office:value-type="float" office:value="0" calcext:value-type="float">
            <text:p>0</text:p>
          </table:table-cell>
          <table:table-cell table:formula="of:=[$'Verde Valley Virus'.AG13]" office:value-type="float" office:value="14" calcext:value-type="float">
            <text:p>14</text:p>
          </table:table-cell>
          <table:table-cell table:formula="of:=[$'Verde Valley Virus'.AH13]" office:value-type="float" office:value="1" calcext:value-type="float">
            <text:p>1</text:p>
          </table:table-cell>
          <table:table-cell table:formula="of:=[$'Verde Valley Virus'.AI13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0" calcext:value-type="float">
            <text:p>0</text:p>
          </table:table-cell>
          <table:table-cell table:formula="of:=[$'Verde Valley Virus'.Y14]" office:value-type="float" office:value="33" calcext:value-type="float">
            <text:p>33</text:p>
          </table:table-cell>
          <table:table-cell table:formula="of:=[$'Verde Valley Virus'.Z14]" office:value-type="float" office:value="26" calcext:value-type="float">
            <text:p>26</text:p>
          </table:table-cell>
          <table:table-cell table:formula="of:=[$'Verde Valley Virus'.AA14]" office:value-type="float" office:value="279" calcext:value-type="float">
            <text:p>279</text:p>
          </table:table-cell>
          <table:table-cell table:formula="of:=[$'Verde Valley Virus'.AB14]" office:value-type="float" office:value="247" calcext:value-type="float">
            <text:p>247</text:p>
          </table:table-cell>
          <table:table-cell table:formula="of:=[$'Verde Valley Virus'.AC14]" office:value-type="float" office:value="18" calcext:value-type="float">
            <text:p>18</text:p>
          </table:table-cell>
          <table:table-cell table:formula="of:=[$'Verde Valley Virus'.AD14]" office:value-type="float" office:value="74" calcext:value-type="float">
            <text:p>74</text:p>
          </table:table-cell>
          <table:table-cell table:formula="of:=[$'Verde Valley Virus'.AE14]" office:value-type="float" office:value="0" calcext:value-type="float">
            <text:p>0</text:p>
          </table:table-cell>
          <table:table-cell table:formula="of:=[$'Verde Valley Virus'.AF14]" office:value-type="float" office:value="0" calcext:value-type="float">
            <text:p>0</text:p>
          </table:table-cell>
          <table:table-cell table:formula="of:=[$'Verde Valley Virus'.AG14]" office:value-type="float" office:value="17" calcext:value-type="float">
            <text:p>17</text:p>
          </table:table-cell>
          <table:table-cell table:formula="of:=[$'Verde Valley Virus'.AH14]" office:value-type="float" office:value="1" calcext:value-type="float">
            <text:p>1</text:p>
          </table:table-cell>
          <table:table-cell table:formula="of:=[$'Verde Valley Virus'.AI14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0" calcext:value-type="float">
            <text:p>0</text:p>
          </table:table-cell>
          <table:table-cell table:formula="of:=[$'Verde Valley Virus'.Y15]" office:value-type="float" office:value="38" calcext:value-type="float">
            <text:p>38</text:p>
          </table:table-cell>
          <table:table-cell table:formula="of:=[$'Verde Valley Virus'.Z15]" office:value-type="float" office:value="28" calcext:value-type="float">
            <text:p>28</text:p>
          </table:table-cell>
          <table:table-cell table:formula="of:=[$'Verde Valley Virus'.AA15]" office:value-type="float" office:value="287" calcext:value-type="float">
            <text:p>287</text:p>
          </table:table-cell>
          <table:table-cell table:formula="of:=[$'Verde Valley Virus'.AB15]" office:value-type="float" office:value="261" calcext:value-type="float">
            <text:p>261</text:p>
          </table:table-cell>
          <table:table-cell table:formula="of:=[$'Verde Valley Virus'.AC15]" office:value-type="float" office:value="18" calcext:value-type="float">
            <text:p>18</text:p>
          </table:table-cell>
          <table:table-cell table:formula="of:=[$'Verde Valley Virus'.AD15]" office:value-type="float" office:value="74" calcext:value-type="float">
            <text:p>74</text:p>
          </table:table-cell>
          <table:table-cell table:formula="of:=[$'Verde Valley Virus'.AE15]" office:value-type="float" office:value="0" calcext:value-type="float">
            <text:p>0</text:p>
          </table:table-cell>
          <table:table-cell table:formula="of:=[$'Verde Valley Virus'.AF15]" office:value-type="float" office:value="0" calcext:value-type="float">
            <text:p>0</text:p>
          </table:table-cell>
          <table:table-cell table:formula="of:=[$'Verde Valley Virus'.AG15]" office:value-type="float" office:value="17" calcext:value-type="float">
            <text:p>17</text:p>
          </table:table-cell>
          <table:table-cell table:formula="of:=[$'Verde Valley Virus'.AH15]" office:value-type="float" office:value="1" calcext:value-type="float">
            <text:p>1</text:p>
          </table:table-cell>
          <table:table-cell table:formula="of:=[$'Verde Valley Virus'.AI15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0" calcext:value-type="float">
            <text:p>0</text:p>
          </table:table-cell>
          <table:table-cell table:formula="of:=[$'Verde Valley Virus'.Y16]" office:value-type="float" office:value="40" calcext:value-type="float">
            <text:p>40</text:p>
          </table:table-cell>
          <table:table-cell table:formula="of:=[$'Verde Valley Virus'.Z16]" office:value-type="float" office:value="30" calcext:value-type="float">
            <text:p>30</text:p>
          </table:table-cell>
          <table:table-cell table:formula="of:=[$'Verde Valley Virus'.AA16]" office:value-type="float" office:value="304" calcext:value-type="float">
            <text:p>304</text:p>
          </table:table-cell>
          <table:table-cell table:formula="of:=[$'Verde Valley Virus'.AB16]" office:value-type="float" office:value="289" calcext:value-type="float">
            <text:p>289</text:p>
          </table:table-cell>
          <table:table-cell table:formula="of:=[$'Verde Valley Virus'.AC16]" office:value-type="float" office:value="23" calcext:value-type="float">
            <text:p>23</text:p>
          </table:table-cell>
          <table:table-cell table:formula="of:=[$'Verde Valley Virus'.AD16]" office:value-type="float" office:value="78" calcext:value-type="float">
            <text:p>78</text:p>
          </table:table-cell>
          <table:table-cell table:formula="of:=[$'Verde Valley Virus'.AE16]" office:value-type="float" office:value="0" calcext:value-type="float">
            <text:p>0</text:p>
          </table:table-cell>
          <table:table-cell table:formula="of:=[$'Verde Valley Virus'.AF16]" office:value-type="float" office:value="0" calcext:value-type="float">
            <text:p>0</text:p>
          </table:table-cell>
          <table:table-cell table:formula="of:=[$'Verde Valley Virus'.AG16]" office:value-type="float" office:value="14" calcext:value-type="float">
            <text:p>14</text:p>
          </table:table-cell>
          <table:table-cell table:formula="of:=[$'Verde Valley Virus'.AH16]" office:value-type="float" office:value="1" calcext:value-type="float">
            <text:p>1</text:p>
          </table:table-cell>
          <table:table-cell table:formula="of:=[$'Verde Valley Virus'.AI16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0" calcext:value-type="float">
            <text:p>0</text:p>
          </table:table-cell>
          <table:table-cell table:formula="of:=[$'Verde Valley Virus'.Y17]" office:value-type="float" office:value="40" calcext:value-type="float">
            <text:p>40</text:p>
          </table:table-cell>
          <table:table-cell table:formula="of:=[$'Verde Valley Virus'.Z17]" office:value-type="float" office:value="30" calcext:value-type="float">
            <text:p>30</text:p>
          </table:table-cell>
          <table:table-cell table:formula="of:=[$'Verde Valley Virus'.AA17]" office:value-type="float" office:value="307" calcext:value-type="float">
            <text:p>307</text:p>
          </table:table-cell>
          <table:table-cell table:formula="of:=[$'Verde Valley Virus'.AB17]" office:value-type="float" office:value="292" calcext:value-type="float">
            <text:p>292</text:p>
          </table:table-cell>
          <table:table-cell table:formula="of:=[$'Verde Valley Virus'.AC17]" office:value-type="float" office:value="24" calcext:value-type="float">
            <text:p>24</text:p>
          </table:table-cell>
          <table:table-cell table:formula="of:=[$'Verde Valley Virus'.AD17]" office:value-type="float" office:value="78" calcext:value-type="float">
            <text:p>78</text:p>
          </table:table-cell>
          <table:table-cell table:formula="of:=[$'Verde Valley Virus'.AE17]" office:value-type="float" office:value="0" calcext:value-type="float">
            <text:p>0</text:p>
          </table:table-cell>
          <table:table-cell table:formula="of:=[$'Verde Valley Virus'.AF17]" office:value-type="float" office:value="0" calcext:value-type="float">
            <text:p>0</text:p>
          </table:table-cell>
          <table:table-cell table:formula="of:=[$'Verde Valley Virus'.AG17]" office:value-type="float" office:value="15" calcext:value-type="float">
            <text:p>15</text:p>
          </table:table-cell>
          <table:table-cell table:formula="of:=[$'Verde Valley Virus'.AH17]" office:value-type="float" office:value="1" calcext:value-type="float">
            <text:p>1</text:p>
          </table:table-cell>
          <table:table-cell table:formula="of:=[$'Verde Valley Virus'.AI17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0" calcext:value-type="float">
            <text:p>0</text:p>
          </table:table-cell>
          <table:table-cell table:formula="of:=[$'Verde Valley Virus'.Y18]" office:value-type="float" office:value="40" calcext:value-type="float">
            <text:p>40</text:p>
          </table:table-cell>
          <table:table-cell table:formula="of:=[$'Verde Valley Virus'.Z18]" office:value-type="float" office:value="30" calcext:value-type="float">
            <text:p>30</text:p>
          </table:table-cell>
          <table:table-cell table:formula="of:=[$'Verde Valley Virus'.AA18]" office:value-type="float" office:value="311" calcext:value-type="float">
            <text:p>311</text:p>
          </table:table-cell>
          <table:table-cell table:formula="of:=[$'Verde Valley Virus'.AB18]" office:value-type="float" office:value="300" calcext:value-type="float">
            <text:p>300</text:p>
          </table:table-cell>
          <table:table-cell table:formula="of:=[$'Verde Valley Virus'.AC18]" office:value-type="float" office:value="25" calcext:value-type="float">
            <text:p>25</text:p>
          </table:table-cell>
          <table:table-cell table:formula="of:=[$'Verde Valley Virus'.AD18]" office:value-type="float" office:value="81" calcext:value-type="float">
            <text:p>81</text:p>
          </table:table-cell>
          <table:table-cell table:formula="of:=[$'Verde Valley Virus'.AE18]" office:value-type="float" office:value="0" calcext:value-type="float">
            <text:p>0</text:p>
          </table:table-cell>
          <table:table-cell table:formula="of:=[$'Verde Valley Virus'.AF18]" office:value-type="float" office:value="0" calcext:value-type="float">
            <text:p>0</text:p>
          </table:table-cell>
          <table:table-cell table:formula="of:=[$'Verde Valley Virus'.AG18]" office:value-type="float" office:value="17" calcext:value-type="float">
            <text:p>17</text:p>
          </table:table-cell>
          <table:table-cell table:formula="of:=[$'Verde Valley Virus'.AH18]" office:value-type="float" office:value="1" calcext:value-type="float">
            <text:p>1</text:p>
          </table:table-cell>
          <table:table-cell table:formula="of:=[$'Verde Valley Virus'.AI18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0" calcext:value-type="float">
            <text:p>0</text:p>
          </table:table-cell>
          <table:table-cell table:formula="of:=[$'Verde Valley Virus'.Y19]" office:value-type="float" office:value="40" calcext:value-type="float">
            <text:p>40</text:p>
          </table:table-cell>
          <table:table-cell table:formula="of:=[$'Verde Valley Virus'.Z19]" office:value-type="float" office:value="32" calcext:value-type="float">
            <text:p>32</text:p>
          </table:table-cell>
          <table:table-cell table:formula="of:=[$'Verde Valley Virus'.AA19]" office:value-type="float" office:value="323" calcext:value-type="float">
            <text:p>323</text:p>
          </table:table-cell>
          <table:table-cell table:formula="of:=[$'Verde Valley Virus'.AB19]" office:value-type="float" office:value="308" calcext:value-type="float">
            <text:p>308</text:p>
          </table:table-cell>
          <table:table-cell table:formula="of:=[$'Verde Valley Virus'.AC19]" office:value-type="float" office:value="26" calcext:value-type="float">
            <text:p>26</text:p>
          </table:table-cell>
          <table:table-cell table:formula="of:=[$'Verde Valley Virus'.AD19]" office:value-type="float" office:value="82" calcext:value-type="float">
            <text:p>82</text:p>
          </table:table-cell>
          <table:table-cell table:formula="of:=[$'Verde Valley Virus'.AE19]" office:value-type="float" office:value="0" calcext:value-type="float">
            <text:p>0</text:p>
          </table:table-cell>
          <table:table-cell table:formula="of:=[$'Verde Valley Virus'.AF19]" office:value-type="float" office:value="0" calcext:value-type="float">
            <text:p>0</text:p>
          </table:table-cell>
          <table:table-cell table:formula="of:=[$'Verde Valley Virus'.AG19]" office:value-type="float" office:value="19" calcext:value-type="float">
            <text:p>19</text:p>
          </table:table-cell>
          <table:table-cell table:formula="of:=[$'Verde Valley Virus'.AH19]" office:value-type="float" office:value="1" calcext:value-type="float">
            <text:p>1</text:p>
          </table:table-cell>
          <table:table-cell table:formula="of:=[$'Verde Valley Virus'.AI19]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0" calcext:value-type="float">
            <text:p>0</text:p>
          </table:table-cell>
          <table:table-cell table:formula="of:=[$'Verde Valley Virus'.Y20]" office:value-type="float" office:value="41" calcext:value-type="float">
            <text:p>41</text:p>
          </table:table-cell>
          <table:table-cell table:formula="of:=[$'Verde Valley Virus'.Z20]" office:value-type="float" office:value="33" calcext:value-type="float">
            <text:p>33</text:p>
          </table:table-cell>
          <table:table-cell table:formula="of:=[$'Verde Valley Virus'.AA20]" office:value-type="float" office:value="326" calcext:value-type="float">
            <text:p>326</text:p>
          </table:table-cell>
          <table:table-cell table:formula="of:=[$'Verde Valley Virus'.AB20]" office:value-type="float" office:value="316" calcext:value-type="float">
            <text:p>316</text:p>
          </table:table-cell>
          <table:table-cell table:formula="of:=[$'Verde Valley Virus'.AC20]" office:value-type="float" office:value="27" calcext:value-type="float">
            <text:p>27</text:p>
          </table:table-cell>
          <table:table-cell table:formula="of:=[$'Verde Valley Virus'.AD20]" office:value-type="float" office:value="83" calcext:value-type="float">
            <text:p>83</text:p>
          </table:table-cell>
          <table:table-cell table:formula="of:=[$'Verde Valley Virus'.AE20]" office:value-type="float" office:value="0" calcext:value-type="float">
            <text:p>0</text:p>
          </table:table-cell>
          <table:table-cell table:formula="of:=[$'Verde Valley Virus'.AF20]" office:value-type="float" office:value="5" calcext:value-type="float">
            <text:p>5</text:p>
          </table:table-cell>
          <table:table-cell table:formula="of:=[$'Verde Valley Virus'.AG20]" office:value-type="float" office:value="19" calcext:value-type="float">
            <text:p>19</text:p>
          </table:table-cell>
          <table:table-cell table:formula="of:=[$'Verde Valley Virus'.AH20]" office:value-type="float" office:value="1" calcext:value-type="float">
            <text:p>1</text:p>
          </table:table-cell>
          <table:table-cell table:formula="of:=[$'Verde Valley Virus'.AI20]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0" calcext:value-type="float">
            <text:p>0</text:p>
          </table:table-cell>
          <table:table-cell table:formula="of:=[$'Verde Valley Virus'.Y21]" office:value-type="float" office:value="40" calcext:value-type="float">
            <text:p>40</text:p>
          </table:table-cell>
          <table:table-cell table:formula="of:=[$'Verde Valley Virus'.Z21]" office:value-type="float" office:value="42" calcext:value-type="float">
            <text:p>42</text:p>
          </table:table-cell>
          <table:table-cell table:formula="of:=[$'Verde Valley Virus'.AA21]" office:value-type="float" office:value="339" calcext:value-type="float">
            <text:p>339</text:p>
          </table:table-cell>
          <table:table-cell table:formula="of:=[$'Verde Valley Virus'.AB21]" office:value-type="float" office:value="336" calcext:value-type="float">
            <text:p>336</text:p>
          </table:table-cell>
          <table:table-cell table:formula="of:=[$'Verde Valley Virus'.AC21]" office:value-type="float" office:value="33" calcext:value-type="float">
            <text:p>33</text:p>
          </table:table-cell>
          <table:table-cell table:formula="of:=[$'Verde Valley Virus'.AD21]" office:value-type="float" office:value="91" calcext:value-type="float">
            <text:p>91</text:p>
          </table:table-cell>
          <table:table-cell table:formula="of:=[$'Verde Valley Virus'.AE21]" office:value-type="float" office:value="0" calcext:value-type="float">
            <text:p>0</text:p>
          </table:table-cell>
          <table:table-cell table:formula="of:=[$'Verde Valley Virus'.AF21]" office:value-type="float" office:value="5" calcext:value-type="float">
            <text:p>5</text:p>
          </table:table-cell>
          <table:table-cell table:formula="of:=[$'Verde Valley Virus'.AG21]" office:value-type="float" office:value="19" calcext:value-type="float">
            <text:p>19</text:p>
          </table:table-cell>
          <table:table-cell table:formula="of:=[$'Verde Valley Virus'.AH21]" office:value-type="float" office:value="1" calcext:value-type="float">
            <text:p>1</text:p>
          </table:table-cell>
          <table:table-cell table:formula="of:=[$'Verde Valley Virus'.AI21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0" calcext:value-type="float">
            <text:p>0</text:p>
          </table:table-cell>
          <table:table-cell table:formula="of:=[$'Verde Valley Virus'.Y22]" office:value-type="float" office:value="40" calcext:value-type="float">
            <text:p>40</text:p>
          </table:table-cell>
          <table:table-cell table:formula="of:=[$'Verde Valley Virus'.Z22]" office:value-type="float" office:value="43" calcext:value-type="float">
            <text:p>43</text:p>
          </table:table-cell>
          <table:table-cell table:formula="of:=[$'Verde Valley Virus'.AA22]" office:value-type="float" office:value="343" calcext:value-type="float">
            <text:p>343</text:p>
          </table:table-cell>
          <table:table-cell table:formula="of:=[$'Verde Valley Virus'.AB22]" office:value-type="float" office:value="344" calcext:value-type="float">
            <text:p>344</text:p>
          </table:table-cell>
          <table:table-cell table:formula="of:=[$'Verde Valley Virus'.AC22]" office:value-type="float" office:value="34" calcext:value-type="float">
            <text:p>34</text:p>
          </table:table-cell>
          <table:table-cell table:formula="of:=[$'Verde Valley Virus'.AD22]" office:value-type="float" office:value="93" calcext:value-type="float">
            <text:p>93</text:p>
          </table:table-cell>
          <table:table-cell table:formula="of:=[$'Verde Valley Virus'.AE22]" office:value-type="float" office:value="0" calcext:value-type="float">
            <text:p>0</text:p>
          </table:table-cell>
          <table:table-cell table:formula="of:=[$'Verde Valley Virus'.AF22]" office:value-type="float" office:value="5" calcext:value-type="float">
            <text:p>5</text:p>
          </table:table-cell>
          <table:table-cell table:formula="of:=[$'Verde Valley Virus'.AG22]" office:value-type="float" office:value="19" calcext:value-type="float">
            <text:p>19</text:p>
          </table:table-cell>
          <table:table-cell table:formula="of:=[$'Verde Valley Virus'.AH22]" office:value-type="float" office:value="1" calcext:value-type="float">
            <text:p>1</text:p>
          </table:table-cell>
          <table:table-cell table:formula="of:=[$'Verde Valley Virus'.AI22]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0" calcext:value-type="float">
            <text:p>0</text:p>
          </table:table-cell>
          <table:table-cell table:formula="of:=[$'Verde Valley Virus'.Y23]" office:value-type="float" office:value="41" calcext:value-type="float">
            <text:p>41</text:p>
          </table:table-cell>
          <table:table-cell table:formula="of:=[$'Verde Valley Virus'.Z23]" office:value-type="float" office:value="43" calcext:value-type="float">
            <text:p>43</text:p>
          </table:table-cell>
          <table:table-cell table:formula="of:=[$'Verde Valley Virus'.AA23]" office:value-type="float" office:value="354" calcext:value-type="float">
            <text:p>354</text:p>
          </table:table-cell>
          <table:table-cell table:formula="of:=[$'Verde Valley Virus'.AB23]" office:value-type="float" office:value="351" calcext:value-type="float">
            <text:p>351</text:p>
          </table:table-cell>
          <table:table-cell table:formula="of:=[$'Verde Valley Virus'.AC23]" office:value-type="float" office:value="34" calcext:value-type="float">
            <text:p>34</text:p>
          </table:table-cell>
          <table:table-cell table:formula="of:=[$'Verde Valley Virus'.AD23]" office:value-type="float" office:value="95" calcext:value-type="float">
            <text:p>95</text:p>
          </table:table-cell>
          <table:table-cell table:formula="of:=[$'Verde Valley Virus'.AE23]" office:value-type="float" office:value="0" calcext:value-type="float">
            <text:p>0</text:p>
          </table:table-cell>
          <table:table-cell table:formula="of:=[$'Verde Valley Virus'.AF23]" office:value-type="float" office:value="5" calcext:value-type="float">
            <text:p>5</text:p>
          </table:table-cell>
          <table:table-cell table:formula="of:=[$'Verde Valley Virus'.AG23]" office:value-type="float" office:value="16" calcext:value-type="float">
            <text:p>16</text:p>
          </table:table-cell>
          <table:table-cell table:formula="of:=[$'Verde Valley Virus'.AH23]" office:value-type="float" office:value="1" calcext:value-type="float">
            <text:p>1</text:p>
          </table:table-cell>
          <table:table-cell table:formula="of:=[$'Verde Valley Virus'.AI23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0" calcext:value-type="float">
            <text:p>0</text:p>
          </table:table-cell>
          <table:table-cell table:formula="of:=[$'Verde Valley Virus'.Y24]" office:value-type="float" office:value="41" calcext:value-type="float">
            <text:p>41</text:p>
          </table:table-cell>
          <table:table-cell table:formula="of:=[$'Verde Valley Virus'.Z24]" office:value-type="float" office:value="46" calcext:value-type="float">
            <text:p>46</text:p>
          </table:table-cell>
          <table:table-cell table:formula="of:=[$'Verde Valley Virus'.AA24]" office:value-type="float" office:value="361" calcext:value-type="float">
            <text:p>361</text:p>
          </table:table-cell>
          <table:table-cell table:formula="of:=[$'Verde Valley Virus'.AB24]" office:value-type="float" office:value="363" calcext:value-type="float">
            <text:p>363</text:p>
          </table:table-cell>
          <table:table-cell table:formula="of:=[$'Verde Valley Virus'.AC24]" office:value-type="float" office:value="35" calcext:value-type="float">
            <text:p>35</text:p>
          </table:table-cell>
          <table:table-cell table:formula="of:=[$'Verde Valley Virus'.AD24]" office:value-type="float" office:value="98" calcext:value-type="float">
            <text:p>98</text:p>
          </table:table-cell>
          <table:table-cell table:formula="of:=[$'Verde Valley Virus'.AE24]" office:value-type="float" office:value="0" calcext:value-type="float">
            <text:p>0</text:p>
          </table:table-cell>
          <table:table-cell table:formula="of:=[$'Verde Valley Virus'.AF24]" office:value-type="float" office:value="5" calcext:value-type="float">
            <text:p>5</text:p>
          </table:table-cell>
          <table:table-cell table:formula="of:=[$'Verde Valley Virus'.AG24]" office:value-type="float" office:value="16" calcext:value-type="float">
            <text:p>16</text:p>
          </table:table-cell>
          <table:table-cell table:formula="of:=[$'Verde Valley Virus'.AH24]" office:value-type="float" office:value="1" calcext:value-type="float">
            <text:p>1</text:p>
          </table:table-cell>
          <table:table-cell table:formula="of:=[$'Verde Valley Virus'.AI24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0" calcext:value-type="float">
            <text:p>0</text:p>
          </table:table-cell>
          <table:table-cell table:formula="of:=[$'Verde Valley Virus'.Y25]" office:value-type="float" office:value="42" calcext:value-type="float">
            <text:p>42</text:p>
          </table:table-cell>
          <table:table-cell table:formula="of:=[$'Verde Valley Virus'.Z25]" office:value-type="float" office:value="49" calcext:value-type="float">
            <text:p>49</text:p>
          </table:table-cell>
          <table:table-cell table:formula="of:=[$'Verde Valley Virus'.AA25]" office:value-type="float" office:value="374" calcext:value-type="float">
            <text:p>374</text:p>
          </table:table-cell>
          <table:table-cell table:formula="of:=[$'Verde Valley Virus'.AB25]" office:value-type="float" office:value="375" calcext:value-type="float">
            <text:p>375</text:p>
          </table:table-cell>
          <table:table-cell table:formula="of:=[$'Verde Valley Virus'.AC25]" office:value-type="float" office:value="34" calcext:value-type="float">
            <text:p>34</text:p>
          </table:table-cell>
          <table:table-cell table:formula="of:=[$'Verde Valley Virus'.AD25]" office:value-type="float" office:value="102" calcext:value-type="float">
            <text:p>102</text:p>
          </table:table-cell>
          <table:table-cell table:formula="of:=[$'Verde Valley Virus'.AE25]" office:value-type="float" office:value="0" calcext:value-type="float">
            <text:p>0</text:p>
          </table:table-cell>
          <table:table-cell table:formula="of:=[$'Verde Valley Virus'.AF25]" office:value-type="float" office:value="6" calcext:value-type="float">
            <text:p>6</text:p>
          </table:table-cell>
          <table:table-cell table:formula="of:=[$'Verde Valley Virus'.AG25]" office:value-type="float" office:value="16" calcext:value-type="float">
            <text:p>16</text:p>
          </table:table-cell>
          <table:table-cell table:formula="of:=[$'Verde Valley Virus'.AH25]" office:value-type="float" office:value="1" calcext:value-type="float">
            <text:p>1</text:p>
          </table:table-cell>
          <table:table-cell table:formula="of:=[$'Verde Valley Virus'.AI25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0" calcext:value-type="float">
            <text:p>0</text:p>
          </table:table-cell>
          <table:table-cell table:formula="of:=[$'Verde Valley Virus'.Y26]" office:value-type="float" office:value="41" calcext:value-type="float">
            <text:p>41</text:p>
          </table:table-cell>
          <table:table-cell table:formula="of:=[$'Verde Valley Virus'.Z26]" office:value-type="float" office:value="52" calcext:value-type="float">
            <text:p>52</text:p>
          </table:table-cell>
          <table:table-cell table:formula="of:=[$'Verde Valley Virus'.AA26]" office:value-type="float" office:value="402" calcext:value-type="float">
            <text:p>402</text:p>
          </table:table-cell>
          <table:table-cell table:formula="of:=[$'Verde Valley Virus'.AB26]" office:value-type="float" office:value="396" calcext:value-type="float">
            <text:p>396</text:p>
          </table:table-cell>
          <table:table-cell table:formula="of:=[$'Verde Valley Virus'.AC26]" office:value-type="float" office:value="40" calcext:value-type="float">
            <text:p>40</text:p>
          </table:table-cell>
          <table:table-cell table:formula="of:=[$'Verde Valley Virus'.AD26]" office:value-type="float" office:value="106" calcext:value-type="float">
            <text:p>106</text:p>
          </table:table-cell>
          <table:table-cell table:formula="of:=[$'Verde Valley Virus'.AE26]" office:value-type="float" office:value="0" calcext:value-type="float">
            <text:p>0</text:p>
          </table:table-cell>
          <table:table-cell table:formula="of:=[$'Verde Valley Virus'.AF26]" office:value-type="float" office:value="6" calcext:value-type="float">
            <text:p>6</text:p>
          </table:table-cell>
          <table:table-cell table:formula="of:=[$'Verde Valley Virus'.AG26]" office:value-type="float" office:value="16" calcext:value-type="float">
            <text:p>16</text:p>
          </table:table-cell>
          <table:table-cell table:formula="of:=[$'Verde Valley Virus'.AH26]" office:value-type="float" office:value="1" calcext:value-type="float">
            <text:p>1</text:p>
          </table:table-cell>
          <table:table-cell table:formula="of:=[$'Verde Valley Virus'.AI26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0" calcext:value-type="float">
            <text:p>0</text:p>
          </table:table-cell>
          <table:table-cell table:formula="of:=[$'Verde Valley Virus'.Y27]" office:value-type="float" office:value="43" calcext:value-type="float">
            <text:p>43</text:p>
          </table:table-cell>
          <table:table-cell table:formula="of:=[$'Verde Valley Virus'.Z27]" office:value-type="float" office:value="52" calcext:value-type="float">
            <text:p>52</text:p>
          </table:table-cell>
          <table:table-cell table:formula="of:=[$'Verde Valley Virus'.AA27]" office:value-type="float" office:value="412" calcext:value-type="float">
            <text:p>412</text:p>
          </table:table-cell>
          <table:table-cell table:formula="of:=[$'Verde Valley Virus'.AB27]" office:value-type="float" office:value="402" calcext:value-type="float">
            <text:p>402</text:p>
          </table:table-cell>
          <table:table-cell table:formula="of:=[$'Verde Valley Virus'.AC27]" office:value-type="float" office:value="41" calcext:value-type="float">
            <text:p>41</text:p>
          </table:table-cell>
          <table:table-cell table:formula="of:=[$'Verde Valley Virus'.AD27]" office:value-type="float" office:value="110" calcext:value-type="float">
            <text:p>110</text:p>
          </table:table-cell>
          <table:table-cell table:formula="of:=[$'Verde Valley Virus'.AE27]" office:value-type="float" office:value="0" calcext:value-type="float">
            <text:p>0</text:p>
          </table:table-cell>
          <table:table-cell table:formula="of:=[$'Verde Valley Virus'.AF27]" office:value-type="float" office:value="6" calcext:value-type="float">
            <text:p>6</text:p>
          </table:table-cell>
          <table:table-cell table:formula="of:=[$'Verde Valley Virus'.AG27]" office:value-type="float" office:value="16" calcext:value-type="float">
            <text:p>16</text:p>
          </table:table-cell>
          <table:table-cell table:formula="of:=[$'Verde Valley Virus'.AH27]" office:value-type="float" office:value="1" calcext:value-type="float">
            <text:p>1</text:p>
          </table:table-cell>
          <table:table-cell table:formula="of:=[$'Verde Valley Virus'.AI27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0" calcext:value-type="float">
            <text:p>0</text:p>
          </table:table-cell>
          <table:table-cell table:formula="of:=[$'Verde Valley Virus'.Y28]" office:value-type="float" office:value="43" calcext:value-type="float">
            <text:p>43</text:p>
          </table:table-cell>
          <table:table-cell table:formula="of:=[$'Verde Valley Virus'.Z28]" office:value-type="float" office:value="52" calcext:value-type="float">
            <text:p>52</text:p>
          </table:table-cell>
          <table:table-cell table:formula="of:=[$'Verde Valley Virus'.AA28]" office:value-type="float" office:value="425" calcext:value-type="float">
            <text:p>425</text:p>
          </table:table-cell>
          <table:table-cell table:formula="of:=[$'Verde Valley Virus'.AB28]" office:value-type="float" office:value="421" calcext:value-type="float">
            <text:p>421</text:p>
          </table:table-cell>
          <table:table-cell table:formula="of:=[$'Verde Valley Virus'.AC28]" office:value-type="float" office:value="42" calcext:value-type="float">
            <text:p>42</text:p>
          </table:table-cell>
          <table:table-cell table:formula="of:=[$'Verde Valley Virus'.AD28]" office:value-type="float" office:value="119" calcext:value-type="float">
            <text:p>119</text:p>
          </table:table-cell>
          <table:table-cell table:formula="of:=[$'Verde Valley Virus'.AE28]" office:value-type="float" office:value="0" calcext:value-type="float">
            <text:p>0</text:p>
          </table:table-cell>
          <table:table-cell table:formula="of:=[$'Verde Valley Virus'.AF28]" office:value-type="float" office:value="6" calcext:value-type="float">
            <text:p>6</text:p>
          </table:table-cell>
          <table:table-cell table:formula="of:=[$'Verde Valley Virus'.AG28]" office:value-type="float" office:value="16" calcext:value-type="float">
            <text:p>16</text:p>
          </table:table-cell>
          <table:table-cell table:formula="of:=[$'Verde Valley Virus'.AH28]" office:value-type="float" office:value="1" calcext:value-type="float">
            <text:p>1</text:p>
          </table:table-cell>
          <table:table-cell table:formula="of:=[$'Verde Valley Virus'.AI28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0" calcext:value-type="float">
            <text:p>0</text:p>
          </table:table-cell>
          <table:table-cell table:formula="of:=[$'Verde Valley Virus'.Y29]" office:value-type="float" office:value="43" calcext:value-type="float">
            <text:p>43</text:p>
          </table:table-cell>
          <table:table-cell table:formula="of:=[$'Verde Valley Virus'.Z29]" office:value-type="float" office:value="54" calcext:value-type="float">
            <text:p>54</text:p>
          </table:table-cell>
          <table:table-cell table:formula="of:=[$'Verde Valley Virus'.AA29]" office:value-type="float" office:value="429" calcext:value-type="float">
            <text:p>429</text:p>
          </table:table-cell>
          <table:table-cell table:formula="of:=[$'Verde Valley Virus'.AB29]" office:value-type="float" office:value="411" calcext:value-type="float">
            <text:p>411</text:p>
          </table:table-cell>
          <table:table-cell table:formula="of:=[$'Verde Valley Virus'.AC29]" office:value-type="float" office:value="42" calcext:value-type="float">
            <text:p>42</text:p>
          </table:table-cell>
          <table:table-cell table:formula="of:=[$'Verde Valley Virus'.AD29]" office:value-type="float" office:value="120" calcext:value-type="float">
            <text:p>120</text:p>
          </table:table-cell>
          <table:table-cell table:formula="of:=[$'Verde Valley Virus'.AE29]" office:value-type="float" office:value="0" calcext:value-type="float">
            <text:p>0</text:p>
          </table:table-cell>
          <table:table-cell table:formula="of:=[$'Verde Valley Virus'.AF29]" office:value-type="float" office:value="6" calcext:value-type="float">
            <text:p>6</text:p>
          </table:table-cell>
          <table:table-cell table:formula="of:=[$'Verde Valley Virus'.AG29]" office:value-type="float" office:value="17" calcext:value-type="float">
            <text:p>17</text:p>
          </table:table-cell>
          <table:table-cell table:formula="of:=[$'Verde Valley Virus'.AH29]" office:value-type="float" office:value="1" calcext:value-type="float">
            <text:p>1</text:p>
          </table:table-cell>
          <table:table-cell table:formula="of:=[$'Verde Valley Virus'.AI29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0" calcext:value-type="float">
            <text:p>0</text:p>
          </table:table-cell>
          <table:table-cell table:formula="of:=[$'Verde Valley Virus'.Y30]" office:value-type="float" office:value="44" calcext:value-type="float">
            <text:p>44</text:p>
          </table:table-cell>
          <table:table-cell table:formula="of:=[$'Verde Valley Virus'.Z30]" office:value-type="float" office:value="62" calcext:value-type="float">
            <text:p>62</text:p>
          </table:table-cell>
          <table:table-cell table:formula="of:=[$'Verde Valley Virus'.AA30]" office:value-type="float" office:value="444" calcext:value-type="float">
            <text:p>444</text:p>
          </table:table-cell>
          <table:table-cell table:formula="of:=[$'Verde Valley Virus'.AB30]" office:value-type="float" office:value="426" calcext:value-type="float">
            <text:p>426</text:p>
          </table:table-cell>
          <table:table-cell table:formula="of:=[$'Verde Valley Virus'.AC30]" office:value-type="float" office:value="42" calcext:value-type="float">
            <text:p>42</text:p>
          </table:table-cell>
          <table:table-cell table:formula="of:=[$'Verde Valley Virus'.AD30]" office:value-type="float" office:value="124" calcext:value-type="float">
            <text:p>124</text:p>
          </table:table-cell>
          <table:table-cell table:formula="of:=[$'Verde Valley Virus'.AE30]" office:value-type="float" office:value="0" calcext:value-type="float">
            <text:p>0</text:p>
          </table:table-cell>
          <table:table-cell table:formula="of:=[$'Verde Valley Virus'.AF30]" office:value-type="float" office:value="6" calcext:value-type="float">
            <text:p>6</text:p>
          </table:table-cell>
          <table:table-cell table:formula="of:=[$'Verde Valley Virus'.AG30]" office:value-type="float" office:value="15" calcext:value-type="float">
            <text:p>15</text:p>
          </table:table-cell>
          <table:table-cell table:formula="of:=[$'Verde Valley Virus'.AH30]" office:value-type="float" office:value="1" calcext:value-type="float">
            <text:p>1</text:p>
          </table:table-cell>
          <table:table-cell table:formula="of:=[$'Verde Valley Virus'.AI3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0" calcext:value-type="float">
            <text:p>0</text:p>
          </table:table-cell>
          <table:table-cell table:formula="of:=[$'Verde Valley Virus'.Y31]" office:value-type="float" office:value="44" calcext:value-type="float">
            <text:p>44</text:p>
          </table:table-cell>
          <table:table-cell table:formula="of:=[$'Verde Valley Virus'.Z31]" office:value-type="float" office:value="68" calcext:value-type="float">
            <text:p>68</text:p>
          </table:table-cell>
          <table:table-cell table:formula="of:=[$'Verde Valley Virus'.AA31]" office:value-type="float" office:value="450" calcext:value-type="float">
            <text:p>450</text:p>
          </table:table-cell>
          <table:table-cell table:formula="of:=[$'Verde Valley Virus'.AB31]" office:value-type="float" office:value="445" calcext:value-type="float">
            <text:p>445</text:p>
          </table:table-cell>
          <table:table-cell table:formula="of:=[$'Verde Valley Virus'.AC31]" office:value-type="float" office:value="42" calcext:value-type="float">
            <text:p>42</text:p>
          </table:table-cell>
          <table:table-cell table:formula="of:=[$'Verde Valley Virus'.AD31]" office:value-type="float" office:value="125" calcext:value-type="float">
            <text:p>125</text:p>
          </table:table-cell>
          <table:table-cell table:formula="of:=[$'Verde Valley Virus'.AE31]" office:value-type="float" office:value="0" calcext:value-type="float">
            <text:p>0</text:p>
          </table:table-cell>
          <table:table-cell table:formula="of:=[$'Verde Valley Virus'.AF31]" office:value-type="float" office:value="6" calcext:value-type="float">
            <text:p>6</text:p>
          </table:table-cell>
          <table:table-cell table:formula="of:=[$'Verde Valley Virus'.AG31]" office:value-type="float" office:value="17" calcext:value-type="float">
            <text:p>17</text:p>
          </table:table-cell>
          <table:table-cell table:formula="of:=[$'Verde Valley Virus'.AH31]" office:value-type="float" office:value="1" calcext:value-type="float">
            <text:p>1</text:p>
          </table:table-cell>
          <table:table-cell table:formula="of:=[$'Verde Valley Virus'.AI31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0" calcext:value-type="float">
            <text:p>0</text:p>
          </table:table-cell>
          <table:table-cell table:formula="of:=[$'Verde Valley Virus'.Y32]" office:value-type="float" office:value="44" calcext:value-type="float">
            <text:p>44</text:p>
          </table:table-cell>
          <table:table-cell table:formula="of:=[$'Verde Valley Virus'.Z32]" office:value-type="float" office:value="71" calcext:value-type="float">
            <text:p>71</text:p>
          </table:table-cell>
          <table:table-cell table:formula="of:=[$'Verde Valley Virus'.AA32]" office:value-type="float" office:value="450" calcext:value-type="float">
            <text:p>450</text:p>
          </table:table-cell>
          <table:table-cell table:formula="of:=[$'Verde Valley Virus'.AB32]" office:value-type="float" office:value="447" calcext:value-type="float">
            <text:p>447</text:p>
          </table:table-cell>
          <table:table-cell table:formula="of:=[$'Verde Valley Virus'.AC32]" office:value-type="float" office:value="42" calcext:value-type="float">
            <text:p>42</text:p>
          </table:table-cell>
          <table:table-cell table:formula="of:=[$'Verde Valley Virus'.AD32]" office:value-type="float" office:value="127" calcext:value-type="float">
            <text:p>127</text:p>
          </table:table-cell>
          <table:table-cell table:formula="of:=[$'Verde Valley Virus'.AE32]" office:value-type="float" office:value="0" calcext:value-type="float">
            <text:p>0</text:p>
          </table:table-cell>
          <table:table-cell table:formula="of:=[$'Verde Valley Virus'.AF32]" office:value-type="float" office:value="7" calcext:value-type="float">
            <text:p>7</text:p>
          </table:table-cell>
          <table:table-cell table:formula="of:=[$'Verde Valley Virus'.AG32]" office:value-type="float" office:value="17" calcext:value-type="float">
            <text:p>17</text:p>
          </table:table-cell>
          <table:table-cell table:formula="of:=[$'Verde Valley Virus'.AH32]" office:value-type="float" office:value="1" calcext:value-type="float">
            <text:p>1</text:p>
          </table:table-cell>
          <table:table-cell table:formula="of:=[$'Verde Valley Virus'.AI32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5" calcext:value-type="float">
            <text:p>5</text:p>
          </table:table-cell>
          <table:table-cell table:formula="of:=[$'Verde Valley Virus'.Y33]" office:value-type="float" office:value="45" calcext:value-type="float">
            <text:p>45</text:p>
          </table:table-cell>
          <table:table-cell table:formula="of:=[$'Verde Valley Virus'.Z33]" office:value-type="float" office:value="75" calcext:value-type="float">
            <text:p>75</text:p>
          </table:table-cell>
          <table:table-cell table:formula="of:=[$'Verde Valley Virus'.AA33]" office:value-type="float" office:value="454" calcext:value-type="float">
            <text:p>454</text:p>
          </table:table-cell>
          <table:table-cell table:formula="of:=[$'Verde Valley Virus'.AB33]" office:value-type="float" office:value="457" calcext:value-type="float">
            <text:p>457</text:p>
          </table:table-cell>
          <table:table-cell table:formula="of:=[$'Verde Valley Virus'.AC33]" office:value-type="float" office:value="42" calcext:value-type="float">
            <text:p>42</text:p>
          </table:table-cell>
          <table:table-cell table:formula="of:=[$'Verde Valley Virus'.AD33]" office:value-type="float" office:value="128" calcext:value-type="float">
            <text:p>128</text:p>
          </table:table-cell>
          <table:table-cell table:formula="of:=[$'Verde Valley Virus'.AE33]" office:value-type="float" office:value="0" calcext:value-type="float">
            <text:p>0</text:p>
          </table:table-cell>
          <table:table-cell table:formula="of:=[$'Verde Valley Virus'.AF33]" office:value-type="float" office:value="7" calcext:value-type="float">
            <text:p>7</text:p>
          </table:table-cell>
          <table:table-cell table:formula="of:=[$'Verde Valley Virus'.AG33]" office:value-type="float" office:value="13" calcext:value-type="float">
            <text:p>13</text:p>
          </table:table-cell>
          <table:table-cell table:formula="of:=[$'Verde Valley Virus'.AH33]" office:value-type="float" office:value="1" calcext:value-type="float">
            <text:p>1</text:p>
          </table:table-cell>
          <table:table-cell table:formula="of:=[$'Verde Valley Virus'.AI33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17-Aug-2020</text:p>
          </table:table-cell>
          <table:table-cell table:formula="of:=[$'Verde Valley Virus'.N34]" office:value-type="float" office:value="13" calcext:value-type="float">
            <text:p>13</text:p>
          </table:table-cell>
          <table:table-cell table:formula="of:=[$'Verde Valley Virus'.O34]" office:value-type="float" office:value="13" calcext:value-type="float">
            <text:p>13</text:p>
          </table:table-cell>
          <table:table-cell table:formula="of:=[$'Verde Valley Virus'.P34]" office:value-type="float" office:value="28" calcext:value-type="float">
            <text:p>28</text:p>
          </table:table-cell>
          <table:table-cell table:formula="of:=[$'Verde Valley Virus'.Q34]" office:value-type="float" office:value="139" calcext:value-type="float">
            <text:p>139</text:p>
          </table:table-cell>
          <table:table-cell table:formula="of:=[$'Verde Valley Virus'.R34]" office:value-type="float" office:value="109" calcext:value-type="float">
            <text:p>109</text:p>
          </table:table-cell>
          <table:table-cell table:formula="of:=[$'Verde Valley Virus'.S34]" office:value-type="float" office:value="64" calcext:value-type="float">
            <text:p>64</text:p>
          </table:table-cell>
          <table:table-cell table:formula="of:=[$'Verde Valley Virus'.T34]" office:value-type="float" office:value="11" calcext:value-type="float">
            <text:p>11</text:p>
          </table:table-cell>
          <table:table-cell table:formula="of:=[$'Verde Valley Virus'.U34]" office:value-type="float" office:value="28" calcext:value-type="float">
            <text:p>28</text:p>
          </table:table-cell>
          <table:table-cell table:formula="of:=[$'Verde Valley Virus'.V34]" office:value-type="float" office:value="259" calcext:value-type="float">
            <text:p>259</text:p>
          </table:table-cell>
          <table:table-cell table:formula="of:=[$'Verde Valley Virus'.W34]" office:value-type="float" office:value="97" calcext:value-type="float">
            <text:p>97</text:p>
          </table:table-cell>
          <table:table-cell table:formula="of:=[$'Verde Valley Virus'.X34]" office:value-type="float" office:value="6" calcext:value-type="float">
            <text:p>6</text:p>
          </table:table-cell>
          <table:table-cell table:formula="of:=[$'Verde Valley Virus'.Y34]" office:value-type="float" office:value="46" calcext:value-type="float">
            <text:p>46</text:p>
          </table:table-cell>
          <table:table-cell table:formula="of:=[$'Verde Valley Virus'.Z34]" office:value-type="float" office:value="76" calcext:value-type="float">
            <text:p>76</text:p>
          </table:table-cell>
          <table:table-cell table:formula="of:=[$'Verde Valley Virus'.AA34]" office:value-type="float" office:value="463" calcext:value-type="float">
            <text:p>463</text:p>
          </table:table-cell>
          <table:table-cell table:formula="of:=[$'Verde Valley Virus'.AB34]" office:value-type="float" office:value="478" calcext:value-type="float">
            <text:p>478</text:p>
          </table:table-cell>
          <table:table-cell table:formula="of:=[$'Verde Valley Virus'.AC34]" office:value-type="float" office:value="42" calcext:value-type="float">
            <text:p>42</text:p>
          </table:table-cell>
          <table:table-cell table:formula="of:=[$'Verde Valley Virus'.AD34]" office:value-type="float" office:value="96" calcext:value-type="float">
            <text:p>96</text:p>
          </table:table-cell>
          <table:table-cell table:formula="of:=[$'Verde Valley Virus'.AE34]" office:value-type="float" office:value="32" calcext:value-type="float">
            <text:p>32</text:p>
          </table:table-cell>
          <table:table-cell table:formula="of:=[$'Verde Valley Virus'.AF34]" office:value-type="float" office:value="6" calcext:value-type="float">
            <text:p>6</text:p>
          </table:table-cell>
          <table:table-cell table:formula="of:=[$'Verde Valley Virus'.AG34]" office:value-type="float" office:value="13" calcext:value-type="float">
            <text:p>13</text:p>
          </table:table-cell>
          <table:table-cell table:formula="of:=[$'Verde Valley Virus'.AH34]" office:value-type="float" office:value="1" calcext:value-type="float">
            <text:p>1</text:p>
          </table:table-cell>
          <table:table-cell table:formula="of:=[$'Verde Valley Virus'.AI34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formula="of:=IF([$'Verde Valley Virus'.A35]=0;&quot;&quot;;[$'Verde Valley Virus'.A35])" office:value-type="date" office:date-value="2020-08-18" calcext:value-type="date">
            <text:p>18-Aug-2020</text:p>
          </table:table-cell>
          <table:table-cell table:formula="of:=[$'Verde Valley Virus'.N35]" office:value-type="float" office:value="13" calcext:value-type="float">
            <text:p>13</text:p>
          </table:table-cell>
          <table:table-cell table:formula="of:=[$'Verde Valley Virus'.O35]" office:value-type="float" office:value="13" calcext:value-type="float">
            <text:p>13</text:p>
          </table:table-cell>
          <table:table-cell table:formula="of:=[$'Verde Valley Virus'.P35]" office:value-type="float" office:value="28" calcext:value-type="float">
            <text:p>28</text:p>
          </table:table-cell>
          <table:table-cell table:formula="of:=[$'Verde Valley Virus'.Q35]" office:value-type="float" office:value="139" calcext:value-type="float">
            <text:p>139</text:p>
          </table:table-cell>
          <table:table-cell table:formula="of:=[$'Verde Valley Virus'.R35]" office:value-type="float" office:value="111" calcext:value-type="float">
            <text:p>111</text:p>
          </table:table-cell>
          <table:table-cell table:formula="of:=[$'Verde Valley Virus'.S35]" office:value-type="float" office:value="64" calcext:value-type="float">
            <text:p>64</text:p>
          </table:table-cell>
          <table:table-cell table:formula="of:=[$'Verde Valley Virus'.T35]" office:value-type="float" office:value="11" calcext:value-type="float">
            <text:p>11</text:p>
          </table:table-cell>
          <table:table-cell table:formula="of:=[$'Verde Valley Virus'.U35]" office:value-type="float" office:value="29" calcext:value-type="float">
            <text:p>29</text:p>
          </table:table-cell>
          <table:table-cell table:formula="of:=[$'Verde Valley Virus'.V35]" office:value-type="float" office:value="259" calcext:value-type="float">
            <text:p>259</text:p>
          </table:table-cell>
          <table:table-cell table:formula="of:=[$'Verde Valley Virus'.W35]" office:value-type="float" office:value="97" calcext:value-type="float">
            <text:p>97</text:p>
          </table:table-cell>
          <table:table-cell table:formula="of:=[$'Verde Valley Virus'.X35]" office:value-type="float" office:value="6" calcext:value-type="float">
            <text:p>6</text:p>
          </table:table-cell>
          <table:table-cell table:formula="of:=[$'Verde Valley Virus'.Y35]" office:value-type="float" office:value="46" calcext:value-type="float">
            <text:p>46</text:p>
          </table:table-cell>
          <table:table-cell table:formula="of:=[$'Verde Valley Virus'.Z35]" office:value-type="float" office:value="76" calcext:value-type="float">
            <text:p>76</text:p>
          </table:table-cell>
          <table:table-cell table:formula="of:=[$'Verde Valley Virus'.AA35]" office:value-type="float" office:value="464" calcext:value-type="float">
            <text:p>464</text:p>
          </table:table-cell>
          <table:table-cell table:formula="of:=[$'Verde Valley Virus'.AB35]" office:value-type="float" office:value="479" calcext:value-type="float">
            <text:p>479</text:p>
          </table:table-cell>
          <table:table-cell table:formula="of:=[$'Verde Valley Virus'.AC35]" office:value-type="float" office:value="43" calcext:value-type="float">
            <text:p>43</text:p>
          </table:table-cell>
          <table:table-cell table:formula="of:=[$'Verde Valley Virus'.AD35]" office:value-type="float" office:value="96" calcext:value-type="float">
            <text:p>96</text:p>
          </table:table-cell>
          <table:table-cell table:formula="of:=[$'Verde Valley Virus'.AE35]" office:value-type="float" office:value="33" calcext:value-type="float">
            <text:p>33</text:p>
          </table:table-cell>
          <table:table-cell table:formula="of:=[$'Verde Valley Virus'.AF35]" office:value-type="float" office:value="6" calcext:value-type="float">
            <text:p>6</text:p>
          </table:table-cell>
          <table:table-cell table:formula="of:=[$'Verde Valley Virus'.AG35]" office:value-type="float" office:value="13" calcext:value-type="float">
            <text:p>13</text:p>
          </table:table-cell>
          <table:table-cell table:formula="of:=[$'Verde Valley Virus'.AH35]" office:value-type="float" office:value="1" calcext:value-type="float">
            <text:p>1</text:p>
          </table:table-cell>
          <table:table-cell table:formula="of:=[$'Verde Valley Virus'.AI35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formula="of:=IF([$'Verde Valley Virus'.A36]=0;&quot;&quot;;[$'Verde Valley Virus'.A36])" office:value-type="date" office:date-value="2020-08-19" calcext:value-type="date">
            <text:p>19-Aug-2020</text:p>
          </table:table-cell>
          <table:table-cell table:formula="of:=[$'Verde Valley Virus'.N36]" office:value-type="float" office:value="13" calcext:value-type="float">
            <text:p>13</text:p>
          </table:table-cell>
          <table:table-cell table:formula="of:=[$'Verde Valley Virus'.O36]" office:value-type="float" office:value="13" calcext:value-type="float">
            <text:p>13</text:p>
          </table:table-cell>
          <table:table-cell table:formula="of:=[$'Verde Valley Virus'.P36]" office:value-type="float" office:value="28" calcext:value-type="float">
            <text:p>28</text:p>
          </table:table-cell>
          <table:table-cell table:formula="of:=[$'Verde Valley Virus'.Q36]" office:value-type="float" office:value="139" calcext:value-type="float">
            <text:p>139</text:p>
          </table:table-cell>
          <table:table-cell table:formula="of:=[$'Verde Valley Virus'.R36]" office:value-type="float" office:value="113" calcext:value-type="float">
            <text:p>113</text:p>
          </table:table-cell>
          <table:table-cell table:formula="of:=[$'Verde Valley Virus'.S36]" office:value-type="float" office:value="64" calcext:value-type="float">
            <text:p>64</text:p>
          </table:table-cell>
          <table:table-cell table:formula="of:=[$'Verde Valley Virus'.T36]" office:value-type="float" office:value="11" calcext:value-type="float">
            <text:p>11</text:p>
          </table:table-cell>
          <table:table-cell table:formula="of:=[$'Verde Valley Virus'.U36]" office:value-type="float" office:value="29" calcext:value-type="float">
            <text:p>29</text:p>
          </table:table-cell>
          <table:table-cell table:formula="of:=[$'Verde Valley Virus'.V36]" office:value-type="float" office:value="259" calcext:value-type="float">
            <text:p>259</text:p>
          </table:table-cell>
          <table:table-cell table:formula="of:=[$'Verde Valley Virus'.W36]" office:value-type="float" office:value="97" calcext:value-type="float">
            <text:p>97</text:p>
          </table:table-cell>
          <table:table-cell table:formula="of:=[$'Verde Valley Virus'.X36]" office:value-type="float" office:value="7" calcext:value-type="float">
            <text:p>7</text:p>
          </table:table-cell>
          <table:table-cell table:formula="of:=[$'Verde Valley Virus'.Y36]" office:value-type="float" office:value="46" calcext:value-type="float">
            <text:p>46</text:p>
          </table:table-cell>
          <table:table-cell table:formula="of:=[$'Verde Valley Virus'.Z36]" office:value-type="float" office:value="76" calcext:value-type="float">
            <text:p>76</text:p>
          </table:table-cell>
          <table:table-cell table:formula="of:=[$'Verde Valley Virus'.AA36]" office:value-type="float" office:value="467" calcext:value-type="float">
            <text:p>467</text:p>
          </table:table-cell>
          <table:table-cell table:formula="of:=[$'Verde Valley Virus'.AB36]" office:value-type="float" office:value="483" calcext:value-type="float">
            <text:p>483</text:p>
          </table:table-cell>
          <table:table-cell table:formula="of:=[$'Verde Valley Virus'.AC36]" office:value-type="float" office:value="43" calcext:value-type="float">
            <text:p>43</text:p>
          </table:table-cell>
          <table:table-cell table:formula="of:=[$'Verde Valley Virus'.AD36]" office:value-type="float" office:value="97" calcext:value-type="float">
            <text:p>97</text:p>
          </table:table-cell>
          <table:table-cell table:formula="of:=[$'Verde Valley Virus'.AE36]" office:value-type="float" office:value="33" calcext:value-type="float">
            <text:p>33</text:p>
          </table:table-cell>
          <table:table-cell table:formula="of:=[$'Verde Valley Virus'.AF36]" office:value-type="float" office:value="6" calcext:value-type="float">
            <text:p>6</text:p>
          </table:table-cell>
          <table:table-cell table:formula="of:=[$'Verde Valley Virus'.AG36]" office:value-type="float" office:value="13" calcext:value-type="float">
            <text:p>13</text:p>
          </table:table-cell>
          <table:table-cell table:formula="of:=[$'Verde Valley Virus'.AH36]" office:value-type="float" office:value="1" calcext:value-type="float">
            <text:p>1</text:p>
          </table:table-cell>
          <table:table-cell table:formula="of:=[$'Verde Valley Virus'.AI36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37]=0;&quot;&quot;;[$'Verde Valley Virus'.A37])" office:value-type="date" office:date-value="2020-08-20" calcext:value-type="date">
            <text:p>20-Aug-2020</text:p>
          </table:table-cell>
          <table:table-cell table:formula="of:=[$'Verde Valley Virus'.N37]" office:value-type="float" office:value="13" calcext:value-type="float">
            <text:p>13</text:p>
          </table:table-cell>
          <table:table-cell table:formula="of:=[$'Verde Valley Virus'.O37]" office:value-type="float" office:value="13" calcext:value-type="float">
            <text:p>13</text:p>
          </table:table-cell>
          <table:table-cell table:formula="of:=[$'Verde Valley Virus'.P37]" office:value-type="float" office:value="28" calcext:value-type="float">
            <text:p>28</text:p>
          </table:table-cell>
          <table:table-cell table:formula="of:=[$'Verde Valley Virus'.Q37]" office:value-type="float" office:value="139" calcext:value-type="float">
            <text:p>139</text:p>
          </table:table-cell>
          <table:table-cell table:formula="of:=[$'Verde Valley Virus'.R37]" office:value-type="float" office:value="115" calcext:value-type="float">
            <text:p>115</text:p>
          </table:table-cell>
          <table:table-cell table:formula="of:=[$'Verde Valley Virus'.S37]" office:value-type="float" office:value="64" calcext:value-type="float">
            <text:p>64</text:p>
          </table:table-cell>
          <table:table-cell table:formula="of:=[$'Verde Valley Virus'.T37]" office:value-type="float" office:value="11" calcext:value-type="float">
            <text:p>11</text:p>
          </table:table-cell>
          <table:table-cell table:formula="of:=[$'Verde Valley Virus'.U37]" office:value-type="float" office:value="29" calcext:value-type="float">
            <text:p>29</text:p>
          </table:table-cell>
          <table:table-cell table:formula="of:=[$'Verde Valley Virus'.V37]" office:value-type="float" office:value="261" calcext:value-type="float">
            <text:p>261</text:p>
          </table:table-cell>
          <table:table-cell table:formula="of:=[$'Verde Valley Virus'.W37]" office:value-type="float" office:value="97" calcext:value-type="float">
            <text:p>97</text:p>
          </table:table-cell>
          <table:table-cell table:formula="of:=[$'Verde Valley Virus'.X37]" office:value-type="float" office:value="7" calcext:value-type="float">
            <text:p>7</text:p>
          </table:table-cell>
          <table:table-cell table:formula="of:=[$'Verde Valley Virus'.Y37]" office:value-type="float" office:value="46" calcext:value-type="float">
            <text:p>46</text:p>
          </table:table-cell>
          <table:table-cell table:formula="of:=[$'Verde Valley Virus'.Z37]" office:value-type="float" office:value="76" calcext:value-type="float">
            <text:p>76</text:p>
          </table:table-cell>
          <table:table-cell table:formula="of:=[$'Verde Valley Virus'.AA37]" office:value-type="float" office:value="475" calcext:value-type="float">
            <text:p>475</text:p>
          </table:table-cell>
          <table:table-cell table:formula="of:=[$'Verde Valley Virus'.AB37]" office:value-type="float" office:value="489" calcext:value-type="float">
            <text:p>489</text:p>
          </table:table-cell>
          <table:table-cell table:formula="of:=[$'Verde Valley Virus'.AC37]" office:value-type="float" office:value="43" calcext:value-type="float">
            <text:p>43</text:p>
          </table:table-cell>
          <table:table-cell table:formula="of:=[$'Verde Valley Virus'.AD37]" office:value-type="float" office:value="99" calcext:value-type="float">
            <text:p>99</text:p>
          </table:table-cell>
          <table:table-cell table:formula="of:=[$'Verde Valley Virus'.AE37]" office:value-type="float" office:value="33" calcext:value-type="float">
            <text:p>33</text:p>
          </table:table-cell>
          <table:table-cell table:formula="of:=[$'Verde Valley Virus'.AF37]" office:value-type="float" office:value="6" calcext:value-type="float">
            <text:p>6</text:p>
          </table:table-cell>
          <table:table-cell table:formula="of:=[$'Verde Valley Virus'.AG37]" office:value-type="float" office:value="13" calcext:value-type="float">
            <text:p>13</text:p>
          </table:table-cell>
          <table:table-cell table:formula="of:=[$'Verde Valley Virus'.AH37]" office:value-type="float" office:value="1" calcext:value-type="float">
            <text:p>1</text:p>
          </table:table-cell>
          <table:table-cell table:formula="of:=[$'Verde Valley Virus'.AI37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formula="of:=IF([$'Verde Valley Virus'.A38]=0;&quot;&quot;;[$'Verde Valley Virus'.A38])" office:value-type="date" office:date-value="2020-08-21" calcext:value-type="date">
            <text:p>21-Aug-2020</text:p>
          </table:table-cell>
          <table:table-cell table:formula="of:=[$'Verde Valley Virus'.N38]" office:value-type="float" office:value="13" calcext:value-type="float">
            <text:p>13</text:p>
          </table:table-cell>
          <table:table-cell table:formula="of:=[$'Verde Valley Virus'.O38]" office:value-type="float" office:value="13" calcext:value-type="float">
            <text:p>13</text:p>
          </table:table-cell>
          <table:table-cell table:formula="of:=[$'Verde Valley Virus'.P38]" office:value-type="float" office:value="28" calcext:value-type="float">
            <text:p>28</text:p>
          </table:table-cell>
          <table:table-cell table:formula="of:=[$'Verde Valley Virus'.Q38]" office:value-type="float" office:value="141" calcext:value-type="float">
            <text:p>141</text:p>
          </table:table-cell>
          <table:table-cell table:formula="of:=[$'Verde Valley Virus'.R38]" office:value-type="float" office:value="116" calcext:value-type="float">
            <text:p>116</text:p>
          </table:table-cell>
          <table:table-cell table:formula="of:=[$'Verde Valley Virus'.S38]" office:value-type="float" office:value="64" calcext:value-type="float">
            <text:p>64</text:p>
          </table:table-cell>
          <table:table-cell table:formula="of:=[$'Verde Valley Virus'.T38]" office:value-type="float" office:value="12" calcext:value-type="float">
            <text:p>12</text:p>
          </table:table-cell>
          <table:table-cell table:formula="of:=[$'Verde Valley Virus'.U38]" office:value-type="float" office:value="29" calcext:value-type="float">
            <text:p>29</text:p>
          </table:table-cell>
          <table:table-cell table:formula="of:=[$'Verde Valley Virus'.V38]" office:value-type="float" office:value="264" calcext:value-type="float">
            <text:p>264</text:p>
          </table:table-cell>
          <table:table-cell table:formula="of:=[$'Verde Valley Virus'.W38]" office:value-type="float" office:value="97" calcext:value-type="float">
            <text:p>97</text:p>
          </table:table-cell>
          <table:table-cell table:formula="of:=[$'Verde Valley Virus'.X38]" office:value-type="float" office:value="8" calcext:value-type="float">
            <text:p>8</text:p>
          </table:table-cell>
          <table:table-cell table:formula="of:=[$'Verde Valley Virus'.Y38]" office:value-type="float" office:value="46" calcext:value-type="float">
            <text:p>46</text:p>
          </table:table-cell>
          <table:table-cell table:formula="of:=[$'Verde Valley Virus'.Z38]" office:value-type="float" office:value="76" calcext:value-type="float">
            <text:p>76</text:p>
          </table:table-cell>
          <table:table-cell table:formula="of:=[$'Verde Valley Virus'.AA38]" office:value-type="float" office:value="483" calcext:value-type="float">
            <text:p>483</text:p>
          </table:table-cell>
          <table:table-cell table:formula="of:=[$'Verde Valley Virus'.AB38]" office:value-type="float" office:value="493" calcext:value-type="float">
            <text:p>493</text:p>
          </table:table-cell>
          <table:table-cell table:formula="of:=[$'Verde Valley Virus'.AC38]" office:value-type="float" office:value="43" calcext:value-type="float">
            <text:p>43</text:p>
          </table:table-cell>
          <table:table-cell table:formula="of:=[$'Verde Valley Virus'.AD38]" office:value-type="float" office:value="99" calcext:value-type="float">
            <text:p>99</text:p>
          </table:table-cell>
          <table:table-cell table:formula="of:=[$'Verde Valley Virus'.AE38]" office:value-type="float" office:value="33" calcext:value-type="float">
            <text:p>33</text:p>
          </table:table-cell>
          <table:table-cell table:formula="of:=[$'Verde Valley Virus'.AF38]" office:value-type="float" office:value="6" calcext:value-type="float">
            <text:p>6</text:p>
          </table:table-cell>
          <table:table-cell table:formula="of:=[$'Verde Valley Virus'.AG38]" office:value-type="float" office:value="13" calcext:value-type="float">
            <text:p>13</text:p>
          </table:table-cell>
          <table:table-cell table:formula="of:=[$'Verde Valley Virus'.AH38]" office:value-type="float" office:value="1" calcext:value-type="float">
            <text:p>1</text:p>
          </table:table-cell>
          <table:table-cell table:formula="of:=[$'Verde Valley Virus'.AI38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39]=0;&quot;&quot;;[$'Verde Valley Virus'.A39])" office:value-type="date" office:date-value="2020-08-24" calcext:value-type="date">
            <text:p>24-Aug-2020</text:p>
          </table:table-cell>
          <table:table-cell table:formula="of:=[$'Verde Valley Virus'.N39]" office:value-type="float" office:value="13" calcext:value-type="float">
            <text:p>13</text:p>
          </table:table-cell>
          <table:table-cell table:formula="of:=[$'Verde Valley Virus'.O39]" office:value-type="float" office:value="14" calcext:value-type="float">
            <text:p>14</text:p>
          </table:table-cell>
          <table:table-cell table:formula="of:=[$'Verde Valley Virus'.P39]" office:value-type="float" office:value="28" calcext:value-type="float">
            <text:p>28</text:p>
          </table:table-cell>
          <table:table-cell table:formula="of:=[$'Verde Valley Virus'.Q39]" office:value-type="float" office:value="145" calcext:value-type="float">
            <text:p>145</text:p>
          </table:table-cell>
          <table:table-cell table:formula="of:=[$'Verde Valley Virus'.R39]" office:value-type="float" office:value="122" calcext:value-type="float">
            <text:p>122</text:p>
          </table:table-cell>
          <table:table-cell table:formula="of:=[$'Verde Valley Virus'.S39]" office:value-type="float" office:value="63" calcext:value-type="float">
            <text:p>63</text:p>
          </table:table-cell>
          <table:table-cell table:formula="of:=[$'Verde Valley Virus'.T39]" office:value-type="float" office:value="12" calcext:value-type="float">
            <text:p>12</text:p>
          </table:table-cell>
          <table:table-cell table:formula="of:=[$'Verde Valley Virus'.U39]" office:value-type="float" office:value="29" calcext:value-type="float">
            <text:p>29</text:p>
          </table:table-cell>
          <table:table-cell table:formula="of:=[$'Verde Valley Virus'.V39]" office:value-type="float" office:value="265" calcext:value-type="float">
            <text:p>265</text:p>
          </table:table-cell>
          <table:table-cell table:formula="of:=[$'Verde Valley Virus'.W39]" office:value-type="float" office:value="99" calcext:value-type="float">
            <text:p>99</text:p>
          </table:table-cell>
          <table:table-cell table:formula="of:=[$'Verde Valley Virus'.X39]" office:value-type="float" office:value="8" calcext:value-type="float">
            <text:p>8</text:p>
          </table:table-cell>
          <table:table-cell table:formula="of:=[$'Verde Valley Virus'.Y39]" office:value-type="float" office:value="46" calcext:value-type="float">
            <text:p>46</text:p>
          </table:table-cell>
          <table:table-cell table:formula="of:=[$'Verde Valley Virus'.Z39]" office:value-type="float" office:value="76" calcext:value-type="float">
            <text:p>76</text:p>
          </table:table-cell>
          <table:table-cell table:formula="of:=[$'Verde Valley Virus'.AA39]" office:value-type="float" office:value="488" calcext:value-type="float">
            <text:p>488</text:p>
          </table:table-cell>
          <table:table-cell table:formula="of:=[$'Verde Valley Virus'.AB39]" office:value-type="float" office:value="495" calcext:value-type="float">
            <text:p>495</text:p>
          </table:table-cell>
          <table:table-cell table:formula="of:=[$'Verde Valley Virus'.AC39]" office:value-type="float" office:value="43" calcext:value-type="float">
            <text:p>43</text:p>
          </table:table-cell>
          <table:table-cell table:formula="of:=[$'Verde Valley Virus'.AD39]" office:value-type="float" office:value="100" calcext:value-type="float">
            <text:p>100</text:p>
          </table:table-cell>
          <table:table-cell table:formula="of:=[$'Verde Valley Virus'.AE39]" office:value-type="float" office:value="33" calcext:value-type="float">
            <text:p>33</text:p>
          </table:table-cell>
          <table:table-cell table:formula="of:=[$'Verde Valley Virus'.AF39]" office:value-type="float" office:value="6" calcext:value-type="float">
            <text:p>6</text:p>
          </table:table-cell>
          <table:table-cell table:formula="of:=[$'Verde Valley Virus'.AG39]" office:value-type="float" office:value="13" calcext:value-type="float">
            <text:p>13</text:p>
          </table:table-cell>
          <table:table-cell table:formula="of:=[$'Verde Valley Virus'.AH39]" office:value-type="float" office:value="1" calcext:value-type="float">
            <text:p>1</text:p>
          </table:table-cell>
          <table:table-cell table:formula="of:=[$'Verde Valley Virus'.AI39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formula="of:=IF([$'Verde Valley Virus'.A40]=0;&quot;&quot;;[$'Verde Valley Virus'.A40])" office:value-type="date" office:date-value="2020-08-25" calcext:value-type="date">
            <text:p>25-Aug-2020</text:p>
          </table:table-cell>
          <table:table-cell table:formula="of:=[$'Verde Valley Virus'.N40]" office:value-type="float" office:value="13" calcext:value-type="float">
            <text:p>13</text:p>
          </table:table-cell>
          <table:table-cell table:formula="of:=[$'Verde Valley Virus'.O40]" office:value-type="float" office:value="14" calcext:value-type="float">
            <text:p>14</text:p>
          </table:table-cell>
          <table:table-cell table:formula="of:=[$'Verde Valley Virus'.P40]" office:value-type="float" office:value="28" calcext:value-type="float">
            <text:p>28</text:p>
          </table:table-cell>
          <table:table-cell table:formula="of:=[$'Verde Valley Virus'.Q40]" office:value-type="float" office:value="145" calcext:value-type="float">
            <text:p>145</text:p>
          </table:table-cell>
          <table:table-cell table:formula="of:=[$'Verde Valley Virus'.R40]" office:value-type="float" office:value="121" calcext:value-type="float">
            <text:p>121</text:p>
          </table:table-cell>
          <table:table-cell table:formula="of:=[$'Verde Valley Virus'.S40]" office:value-type="float" office:value="63" calcext:value-type="float">
            <text:p>63</text:p>
          </table:table-cell>
          <table:table-cell table:formula="of:=[$'Verde Valley Virus'.T40]" office:value-type="float" office:value="12" calcext:value-type="float">
            <text:p>12</text:p>
          </table:table-cell>
          <table:table-cell table:formula="of:=[$'Verde Valley Virus'.U40]" office:value-type="float" office:value="30" calcext:value-type="float">
            <text:p>30</text:p>
          </table:table-cell>
          <table:table-cell table:formula="of:=[$'Verde Valley Virus'.V40]" office:value-type="float" office:value="266" calcext:value-type="float">
            <text:p>266</text:p>
          </table:table-cell>
          <table:table-cell table:formula="of:=[$'Verde Valley Virus'.W40]" office:value-type="float" office:value="99" calcext:value-type="float">
            <text:p>99</text:p>
          </table:table-cell>
          <table:table-cell table:formula="of:=[$'Verde Valley Virus'.X40]" office:value-type="float" office:value="8" calcext:value-type="float">
            <text:p>8</text:p>
          </table:table-cell>
          <table:table-cell table:formula="of:=[$'Verde Valley Virus'.Y40]" office:value-type="float" office:value="47" calcext:value-type="float">
            <text:p>47</text:p>
          </table:table-cell>
          <table:table-cell table:formula="of:=[$'Verde Valley Virus'.Z40]" office:value-type="float" office:value="76" calcext:value-type="float">
            <text:p>76</text:p>
          </table:table-cell>
          <table:table-cell table:formula="of:=[$'Verde Valley Virus'.AA40]" office:value-type="float" office:value="490" calcext:value-type="float">
            <text:p>490</text:p>
          </table:table-cell>
          <table:table-cell table:formula="of:=[$'Verde Valley Virus'.AB40]" office:value-type="float" office:value="496" calcext:value-type="float">
            <text:p>496</text:p>
          </table:table-cell>
          <table:table-cell table:formula="of:=[$'Verde Valley Virus'.AC40]" office:value-type="float" office:value="43" calcext:value-type="float">
            <text:p>43</text:p>
          </table:table-cell>
          <table:table-cell table:formula="of:=[$'Verde Valley Virus'.AD40]" office:value-type="float" office:value="100" calcext:value-type="float">
            <text:p>100</text:p>
          </table:table-cell>
          <table:table-cell table:formula="of:=[$'Verde Valley Virus'.AE40]" office:value-type="float" office:value="33" calcext:value-type="float">
            <text:p>33</text:p>
          </table:table-cell>
          <table:table-cell table:formula="of:=[$'Verde Valley Virus'.AF40]" office:value-type="float" office:value="6" calcext:value-type="float">
            <text:p>6</text:p>
          </table:table-cell>
          <table:table-cell table:formula="of:=[$'Verde Valley Virus'.AG40]" office:value-type="float" office:value="13" calcext:value-type="float">
            <text:p>13</text:p>
          </table:table-cell>
          <table:table-cell table:formula="of:=[$'Verde Valley Virus'.AH40]" office:value-type="float" office:value="1" calcext:value-type="float">
            <text:p>1</text:p>
          </table:table-cell>
          <table:table-cell table:formula="of:=[$'Verde Valley Virus'.AI40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formula="of:=IF([$'Verde Valley Virus'.A41]=0;&quot;&quot;;[$'Verde Valley Virus'.A41])" office:value-type="date" office:date-value="2020-08-26" calcext:value-type="date">
            <text:p>26-Aug-2020</text:p>
          </table:table-cell>
          <table:table-cell table:formula="of:=[$'Verde Valley Virus'.N41]" office:value-type="float" office:value="13" calcext:value-type="float">
            <text:p>13</text:p>
          </table:table-cell>
          <table:table-cell table:formula="of:=[$'Verde Valley Virus'.O41]" office:value-type="float" office:value="15" calcext:value-type="float">
            <text:p>15</text:p>
          </table:table-cell>
          <table:table-cell table:formula="of:=[$'Verde Valley Virus'.P41]" office:value-type="float" office:value="28" calcext:value-type="float">
            <text:p>28</text:p>
          </table:table-cell>
          <table:table-cell table:formula="of:=[$'Verde Valley Virus'.Q41]" office:value-type="float" office:value="146" calcext:value-type="float">
            <text:p>146</text:p>
          </table:table-cell>
          <table:table-cell table:formula="of:=[$'Verde Valley Virus'.R41]" office:value-type="float" office:value="118" calcext:value-type="float">
            <text:p>118</text:p>
          </table:table-cell>
          <table:table-cell table:formula="of:=[$'Verde Valley Virus'.S41]" office:value-type="float" office:value="63" calcext:value-type="float">
            <text:p>63</text:p>
          </table:table-cell>
          <table:table-cell table:formula="of:=[$'Verde Valley Virus'.T41]" office:value-type="float" office:value="12" calcext:value-type="float">
            <text:p>12</text:p>
          </table:table-cell>
          <table:table-cell table:formula="of:=[$'Verde Valley Virus'.U41]" office:value-type="float" office:value="30" calcext:value-type="float">
            <text:p>30</text:p>
          </table:table-cell>
          <table:table-cell table:formula="of:=[$'Verde Valley Virus'.V41]" office:value-type="float" office:value="266" calcext:value-type="float">
            <text:p>266</text:p>
          </table:table-cell>
          <table:table-cell table:formula="of:=[$'Verde Valley Virus'.W41]" office:value-type="float" office:value="98" calcext:value-type="float">
            <text:p>98</text:p>
          </table:table-cell>
          <table:table-cell table:formula="of:=[$'Verde Valley Virus'.X41]" office:value-type="float" office:value="8" calcext:value-type="float">
            <text:p>8</text:p>
          </table:table-cell>
          <table:table-cell table:formula="of:=[$'Verde Valley Virus'.Y41]" office:value-type="float" office:value="47" calcext:value-type="float">
            <text:p>47</text:p>
          </table:table-cell>
          <table:table-cell table:formula="of:=[$'Verde Valley Virus'.Z41]" office:value-type="float" office:value="76" calcext:value-type="float">
            <text:p>76</text:p>
          </table:table-cell>
          <table:table-cell table:formula="of:=[$'Verde Valley Virus'.AA41]" office:value-type="float" office:value="493" calcext:value-type="float">
            <text:p>493</text:p>
          </table:table-cell>
          <table:table-cell table:formula="of:=[$'Verde Valley Virus'.AB41]" office:value-type="float" office:value="503" calcext:value-type="float">
            <text:p>503</text:p>
          </table:table-cell>
          <table:table-cell table:formula="of:=[$'Verde Valley Virus'.AC41]" office:value-type="float" office:value="44" calcext:value-type="float">
            <text:p>44</text:p>
          </table:table-cell>
          <table:table-cell table:formula="of:=[$'Verde Valley Virus'.AD41]" office:value-type="float" office:value="103" calcext:value-type="float">
            <text:p>103</text:p>
          </table:table-cell>
          <table:table-cell table:formula="of:=[$'Verde Valley Virus'.AE41]" office:value-type="float" office:value="33" calcext:value-type="float">
            <text:p>33</text:p>
          </table:table-cell>
          <table:table-cell table:formula="of:=[$'Verde Valley Virus'.AF41]" office:value-type="float" office:value="7" calcext:value-type="float">
            <text:p>7</text:p>
          </table:table-cell>
          <table:table-cell table:formula="of:=[$'Verde Valley Virus'.AG41]" office:value-type="float" office:value="14" calcext:value-type="float">
            <text:p>14</text:p>
          </table:table-cell>
          <table:table-cell table:formula="of:=[$'Verde Valley Virus'.AH41]" office:value-type="float" office:value="1" calcext:value-type="float">
            <text:p>1</text:p>
          </table:table-cell>
          <table:table-cell table:formula="of:=[$'Verde Valley Virus'.AI41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formula="of:=IF([$'Verde Valley Virus'.A42]=0;&quot;&quot;;[$'Verde Valley Virus'.A42])" office:value-type="date" office:date-value="2020-08-28" calcext:value-type="date">
            <text:p>28-Aug-2020</text:p>
          </table:table-cell>
          <table:table-cell table:formula="of:=[$'Verde Valley Virus'.N42]" office:value-type="float" office:value="13" calcext:value-type="float">
            <text:p>13</text:p>
          </table:table-cell>
          <table:table-cell table:formula="of:=[$'Verde Valley Virus'.O42]" office:value-type="float" office:value="15" calcext:value-type="float">
            <text:p>15</text:p>
          </table:table-cell>
          <table:table-cell table:formula="of:=[$'Verde Valley Virus'.P42]" office:value-type="float" office:value="28" calcext:value-type="float">
            <text:p>28</text:p>
          </table:table-cell>
          <table:table-cell table:formula="of:=[$'Verde Valley Virus'.Q42]" office:value-type="float" office:value="146" calcext:value-type="float">
            <text:p>146</text:p>
          </table:table-cell>
          <table:table-cell table:formula="of:=[$'Verde Valley Virus'.R42]" office:value-type="float" office:value="119" calcext:value-type="float">
            <text:p>119</text:p>
          </table:table-cell>
          <table:table-cell table:formula="of:=[$'Verde Valley Virus'.S42]" office:value-type="float" office:value="63" calcext:value-type="float">
            <text:p>63</text:p>
          </table:table-cell>
          <table:table-cell table:formula="of:=[$'Verde Valley Virus'.T42]" office:value-type="float" office:value="12" calcext:value-type="float">
            <text:p>12</text:p>
          </table:table-cell>
          <table:table-cell table:formula="of:=[$'Verde Valley Virus'.U42]" office:value-type="float" office:value="30" calcext:value-type="float">
            <text:p>30</text:p>
          </table:table-cell>
          <table:table-cell table:formula="of:=[$'Verde Valley Virus'.V42]" office:value-type="float" office:value="266" calcext:value-type="float">
            <text:p>266</text:p>
          </table:table-cell>
          <table:table-cell table:formula="of:=[$'Verde Valley Virus'.W42]" office:value-type="float" office:value="98" calcext:value-type="float">
            <text:p>98</text:p>
          </table:table-cell>
          <table:table-cell table:formula="of:=[$'Verde Valley Virus'.X42]" office:value-type="float" office:value="8" calcext:value-type="float">
            <text:p>8</text:p>
          </table:table-cell>
          <table:table-cell table:formula="of:=[$'Verde Valley Virus'.Y42]" office:value-type="float" office:value="46" calcext:value-type="float">
            <text:p>46</text:p>
          </table:table-cell>
          <table:table-cell table:formula="of:=[$'Verde Valley Virus'.Z42]" office:value-type="float" office:value="76" calcext:value-type="float">
            <text:p>76</text:p>
          </table:table-cell>
          <table:table-cell table:formula="of:=[$'Verde Valley Virus'.AA42]" office:value-type="float" office:value="493" calcext:value-type="float">
            <text:p>493</text:p>
          </table:table-cell>
          <table:table-cell table:formula="of:=[$'Verde Valley Virus'.AB42]" office:value-type="float" office:value="508" calcext:value-type="float">
            <text:p>508</text:p>
          </table:table-cell>
          <table:table-cell table:formula="of:=[$'Verde Valley Virus'.AC42]" office:value-type="float" office:value="46" calcext:value-type="float">
            <text:p>46</text:p>
          </table:table-cell>
          <table:table-cell table:formula="of:=[$'Verde Valley Virus'.AD42]" office:value-type="float" office:value="103" calcext:value-type="float">
            <text:p>103</text:p>
          </table:table-cell>
          <table:table-cell table:formula="of:=[$'Verde Valley Virus'.AE42]" office:value-type="float" office:value="33" calcext:value-type="float">
            <text:p>33</text:p>
          </table:table-cell>
          <table:table-cell table:formula="of:=[$'Verde Valley Virus'.AF42]" office:value-type="float" office:value="7" calcext:value-type="float">
            <text:p>7</text:p>
          </table:table-cell>
          <table:table-cell table:formula="of:=[$'Verde Valley Virus'.AG42]" office:value-type="float" office:value="14" calcext:value-type="float">
            <text:p>14</text:p>
          </table:table-cell>
          <table:table-cell table:formula="of:=[$'Verde Valley Virus'.AH42]" office:value-type="float" office:value="1" calcext:value-type="float">
            <text:p>1</text:p>
          </table:table-cell>
          <table:table-cell table:formula="of:=[$'Verde Valley Virus'.AI42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formula="of:=IF([$'Verde Valley Virus'.A43]=0;&quot;&quot;;[$'Verde Valley Virus'.A43])" office:value-type="date" office:date-value="2020-08-31" calcext:value-type="date">
            <text:p>31-Aug-2020</text:p>
          </table:table-cell>
          <table:table-cell table:formula="of:=[$'Verde Valley Virus'.N43]" office:value-type="float" office:value="13" calcext:value-type="float">
            <text:p>13</text:p>
          </table:table-cell>
          <table:table-cell table:formula="of:=[$'Verde Valley Virus'.O43]" office:value-type="float" office:value="15" calcext:value-type="float">
            <text:p>15</text:p>
          </table:table-cell>
          <table:table-cell table:formula="of:=[$'Verde Valley Virus'.P43]" office:value-type="float" office:value="28" calcext:value-type="float">
            <text:p>28</text:p>
          </table:table-cell>
          <table:table-cell table:formula="of:=[$'Verde Valley Virus'.Q43]" office:value-type="float" office:value="151" calcext:value-type="float">
            <text:p>151</text:p>
          </table:table-cell>
          <table:table-cell table:formula="of:=[$'Verde Valley Virus'.R43]" office:value-type="float" office:value="120" calcext:value-type="float">
            <text:p>120</text:p>
          </table:table-cell>
          <table:table-cell table:formula="of:=[$'Verde Valley Virus'.S43]" office:value-type="float" office:value="64" calcext:value-type="float">
            <text:p>64</text:p>
          </table:table-cell>
          <table:table-cell table:formula="of:=[$'Verde Valley Virus'.T43]" office:value-type="float" office:value="12" calcext:value-type="float">
            <text:p>12</text:p>
          </table:table-cell>
          <table:table-cell table:formula="of:=[$'Verde Valley Virus'.U43]" office:value-type="float" office:value="32" calcext:value-type="float">
            <text:p>32</text:p>
          </table:table-cell>
          <table:table-cell table:formula="of:=[$'Verde Valley Virus'.V43]" office:value-type="float" office:value="271" calcext:value-type="float">
            <text:p>271</text:p>
          </table:table-cell>
          <table:table-cell table:formula="of:=[$'Verde Valley Virus'.W43]" office:value-type="float" office:value="99" calcext:value-type="float">
            <text:p>99</text:p>
          </table:table-cell>
          <table:table-cell table:formula="of:=[$'Verde Valley Virus'.X43]" office:value-type="float" office:value="8" calcext:value-type="float">
            <text:p>8</text:p>
          </table:table-cell>
          <table:table-cell table:formula="of:=[$'Verde Valley Virus'.Y43]" office:value-type="float" office:value="46" calcext:value-type="float">
            <text:p>46</text:p>
          </table:table-cell>
          <table:table-cell table:formula="of:=[$'Verde Valley Virus'.Z43]" office:value-type="float" office:value="76" calcext:value-type="float">
            <text:p>76</text:p>
          </table:table-cell>
          <table:table-cell table:formula="of:=[$'Verde Valley Virus'.AA43]" office:value-type="float" office:value="500" calcext:value-type="float">
            <text:p>500</text:p>
          </table:table-cell>
          <table:table-cell table:formula="of:=[$'Verde Valley Virus'.AB43]" office:value-type="float" office:value="516" calcext:value-type="float">
            <text:p>516</text:p>
          </table:table-cell>
          <table:table-cell table:formula="of:=[$'Verde Valley Virus'.AC43]" office:value-type="float" office:value="48" calcext:value-type="float">
            <text:p>48</text:p>
          </table:table-cell>
          <table:table-cell table:formula="of:=[$'Verde Valley Virus'.AD43]" office:value-type="float" office:value="106" calcext:value-type="float">
            <text:p>106</text:p>
          </table:table-cell>
          <table:table-cell table:formula="of:=[$'Verde Valley Virus'.AE43]" office:value-type="float" office:value="34" calcext:value-type="float">
            <text:p>34</text:p>
          </table:table-cell>
          <table:table-cell table:formula="of:=[$'Verde Valley Virus'.AF43]" office:value-type="float" office:value="7" calcext:value-type="float">
            <text:p>7</text:p>
          </table:table-cell>
          <table:table-cell table:formula="of:=[$'Verde Valley Virus'.AG43]" office:value-type="float" office:value="14" calcext:value-type="float">
            <text:p>14</text:p>
          </table:table-cell>
          <table:table-cell table:formula="of:=[$'Verde Valley Virus'.AH43]" office:value-type="float" office:value="1" calcext:value-type="float">
            <text:p>1</text:p>
          </table:table-cell>
          <table:table-cell table:formula="of:=[$'Verde Valley Virus'.AI43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44]=0;&quot;&quot;;[$'Verde Valley Virus'.A44])" office:value-type="date" office:date-value="2020-09-01" calcext:value-type="date">
            <text:p>1-Sep-2020</text:p>
          </table:table-cell>
          <table:table-cell table:formula="of:=[$'Verde Valley Virus'.N44]" office:value-type="float" office:value="13" calcext:value-type="float">
            <text:p>13</text:p>
          </table:table-cell>
          <table:table-cell table:formula="of:=[$'Verde Valley Virus'.O44]" office:value-type="float" office:value="15" calcext:value-type="float">
            <text:p>15</text:p>
          </table:table-cell>
          <table:table-cell table:formula="of:=[$'Verde Valley Virus'.P44]" office:value-type="float" office:value="28" calcext:value-type="float">
            <text:p>28</text:p>
          </table:table-cell>
          <table:table-cell table:formula="of:=[$'Verde Valley Virus'.Q44]" office:value-type="float" office:value="152" calcext:value-type="float">
            <text:p>152</text:p>
          </table:table-cell>
          <table:table-cell table:formula="of:=[$'Verde Valley Virus'.R44]" office:value-type="float" office:value="120" calcext:value-type="float">
            <text:p>120</text:p>
          </table:table-cell>
          <table:table-cell table:formula="of:=[$'Verde Valley Virus'.S44]" office:value-type="float" office:value="64" calcext:value-type="float">
            <text:p>64</text:p>
          </table:table-cell>
          <table:table-cell table:formula="of:=[$'Verde Valley Virus'.T44]" office:value-type="float" office:value="12" calcext:value-type="float">
            <text:p>12</text:p>
          </table:table-cell>
          <table:table-cell table:formula="of:=[$'Verde Valley Virus'.U44]" office:value-type="float" office:value="32" calcext:value-type="float">
            <text:p>32</text:p>
          </table:table-cell>
          <table:table-cell table:formula="of:=[$'Verde Valley Virus'.V44]" office:value-type="float" office:value="271" calcext:value-type="float">
            <text:p>271</text:p>
          </table:table-cell>
          <table:table-cell table:formula="of:=[$'Verde Valley Virus'.W44]" office:value-type="float" office:value="99" calcext:value-type="float">
            <text:p>99</text:p>
          </table:table-cell>
          <table:table-cell table:formula="of:=[$'Verde Valley Virus'.X44]" office:value-type="float" office:value="8" calcext:value-type="float">
            <text:p>8</text:p>
          </table:table-cell>
          <table:table-cell table:formula="of:=[$'Verde Valley Virus'.Y44]" office:value-type="float" office:value="46" calcext:value-type="float">
            <text:p>46</text:p>
          </table:table-cell>
          <table:table-cell table:formula="of:=[$'Verde Valley Virus'.Z44]" office:value-type="float" office:value="76" calcext:value-type="float">
            <text:p>76</text:p>
          </table:table-cell>
          <table:table-cell table:formula="of:=[$'Verde Valley Virus'.AA44]" office:value-type="float" office:value="500" calcext:value-type="float">
            <text:p>500</text:p>
          </table:table-cell>
          <table:table-cell table:formula="of:=[$'Verde Valley Virus'.AB44]" office:value-type="float" office:value="516" calcext:value-type="float">
            <text:p>516</text:p>
          </table:table-cell>
          <table:table-cell table:formula="of:=[$'Verde Valley Virus'.AC44]" office:value-type="float" office:value="48" calcext:value-type="float">
            <text:p>48</text:p>
          </table:table-cell>
          <table:table-cell table:formula="of:=[$'Verde Valley Virus'.AD44]" office:value-type="float" office:value="106" calcext:value-type="float">
            <text:p>106</text:p>
          </table:table-cell>
          <table:table-cell table:formula="of:=[$'Verde Valley Virus'.AE44]" office:value-type="float" office:value="34" calcext:value-type="float">
            <text:p>34</text:p>
          </table:table-cell>
          <table:table-cell table:formula="of:=[$'Verde Valley Virus'.AF44]" office:value-type="float" office:value="7" calcext:value-type="float">
            <text:p>7</text:p>
          </table:table-cell>
          <table:table-cell table:formula="of:=[$'Verde Valley Virus'.AG44]" office:value-type="float" office:value="14" calcext:value-type="float">
            <text:p>14</text:p>
          </table:table-cell>
          <table:table-cell table:formula="of:=[$'Verde Valley Virus'.AH44]" office:value-type="float" office:value="1" calcext:value-type="float">
            <text:p>1</text:p>
          </table:table-cell>
          <table:table-cell table:formula="of:=[$'Verde Valley Virus'.AI44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45]=0;&quot;&quot;;[$'Verde Valley Virus'.A45])" office:value-type="date" office:date-value="2020-09-02" calcext:value-type="date">
            <text:p>2-Sep-2020</text:p>
          </table:table-cell>
          <table:table-cell table:formula="of:=[$'Verde Valley Virus'.N45]" office:value-type="float" office:value="13" calcext:value-type="float">
            <text:p>13</text:p>
          </table:table-cell>
          <table:table-cell table:formula="of:=[$'Verde Valley Virus'.O45]" office:value-type="float" office:value="15" calcext:value-type="float">
            <text:p>15</text:p>
          </table:table-cell>
          <table:table-cell table:formula="of:=[$'Verde Valley Virus'.P45]" office:value-type="float" office:value="28" calcext:value-type="float">
            <text:p>28</text:p>
          </table:table-cell>
          <table:table-cell table:formula="of:=[$'Verde Valley Virus'.Q45]" office:value-type="float" office:value="152" calcext:value-type="float">
            <text:p>152</text:p>
          </table:table-cell>
          <table:table-cell table:formula="of:=[$'Verde Valley Virus'.R45]" office:value-type="float" office:value="122" calcext:value-type="float">
            <text:p>122</text:p>
          </table:table-cell>
          <table:table-cell table:formula="of:=[$'Verde Valley Virus'.S45]" office:value-type="float" office:value="64" calcext:value-type="float">
            <text:p>64</text:p>
          </table:table-cell>
          <table:table-cell table:formula="of:=[$'Verde Valley Virus'.T45]" office:value-type="float" office:value="13" calcext:value-type="float">
            <text:p>13</text:p>
          </table:table-cell>
          <table:table-cell table:formula="of:=[$'Verde Valley Virus'.U45]" office:value-type="float" office:value="32" calcext:value-type="float">
            <text:p>32</text:p>
          </table:table-cell>
          <table:table-cell table:formula="of:=[$'Verde Valley Virus'.V45]" office:value-type="float" office:value="271" calcext:value-type="float">
            <text:p>271</text:p>
          </table:table-cell>
          <table:table-cell table:formula="of:=[$'Verde Valley Virus'.W45]" office:value-type="float" office:value="99" calcext:value-type="float">
            <text:p>99</text:p>
          </table:table-cell>
          <table:table-cell table:formula="of:=[$'Verde Valley Virus'.X45]" office:value-type="float" office:value="8" calcext:value-type="float">
            <text:p>8</text:p>
          </table:table-cell>
          <table:table-cell table:formula="of:=[$'Verde Valley Virus'.Y45]" office:value-type="float" office:value="49" calcext:value-type="float">
            <text:p>49</text:p>
          </table:table-cell>
          <table:table-cell table:formula="of:=[$'Verde Valley Virus'.Z45]" office:value-type="float" office:value="76" calcext:value-type="float">
            <text:p>76</text:p>
          </table:table-cell>
          <table:table-cell table:formula="of:=[$'Verde Valley Virus'.AA45]" office:value-type="float" office:value="503" calcext:value-type="float">
            <text:p>503</text:p>
          </table:table-cell>
          <table:table-cell table:formula="of:=[$'Verde Valley Virus'.AB45]" office:value-type="float" office:value="525" calcext:value-type="float">
            <text:p>525</text:p>
          </table:table-cell>
          <table:table-cell table:formula="of:=[$'Verde Valley Virus'.AC45]" office:value-type="float" office:value="47" calcext:value-type="float">
            <text:p>47</text:p>
          </table:table-cell>
          <table:table-cell table:formula="of:=[$'Verde Valley Virus'.AD45]" office:value-type="float" office:value="106" calcext:value-type="float">
            <text:p>106</text:p>
          </table:table-cell>
          <table:table-cell table:formula="of:=[$'Verde Valley Virus'.AE45]" office:value-type="float" office:value="34" calcext:value-type="float">
            <text:p>34</text:p>
          </table:table-cell>
          <table:table-cell table:formula="of:=[$'Verde Valley Virus'.AF45]" office:value-type="float" office:value="7" calcext:value-type="float">
            <text:p>7</text:p>
          </table:table-cell>
          <table:table-cell table:formula="of:=[$'Verde Valley Virus'.AG45]" office:value-type="float" office:value="14" calcext:value-type="float">
            <text:p>14</text:p>
          </table:table-cell>
          <table:table-cell table:formula="of:=[$'Verde Valley Virus'.AH45]" office:value-type="float" office:value="1" calcext:value-type="float">
            <text:p>1</text:p>
          </table:table-cell>
          <table:table-cell table:formula="of:=[$'Verde Valley Virus'.AI45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formula="of:=IF([$'Verde Valley Virus'.A46]=0;&quot;&quot;;[$'Verde Valley Virus'.A46])" office:value-type="date" office:date-value="2020-09-03" calcext:value-type="date">
            <text:p>3-Sep-2020</text:p>
          </table:table-cell>
          <table:table-cell table:formula="of:=[$'Verde Valley Virus'.N46]" office:value-type="float" office:value="13" calcext:value-type="float">
            <text:p>13</text:p>
          </table:table-cell>
          <table:table-cell table:formula="of:=[$'Verde Valley Virus'.O46]" office:value-type="float" office:value="15" calcext:value-type="float">
            <text:p>15</text:p>
          </table:table-cell>
          <table:table-cell table:formula="of:=[$'Verde Valley Virus'.P46]" office:value-type="float" office:value="28" calcext:value-type="float">
            <text:p>28</text:p>
          </table:table-cell>
          <table:table-cell table:formula="of:=[$'Verde Valley Virus'.Q46]" office:value-type="float" office:value="153" calcext:value-type="float">
            <text:p>153</text:p>
          </table:table-cell>
          <table:table-cell table:formula="of:=[$'Verde Valley Virus'.R46]" office:value-type="float" office:value="122" calcext:value-type="float">
            <text:p>122</text:p>
          </table:table-cell>
          <table:table-cell table:formula="of:=[$'Verde Valley Virus'.S46]" office:value-type="float" office:value="64" calcext:value-type="float">
            <text:p>64</text:p>
          </table:table-cell>
          <table:table-cell table:formula="of:=[$'Verde Valley Virus'.T46]" office:value-type="float" office:value="13" calcext:value-type="float">
            <text:p>13</text:p>
          </table:table-cell>
          <table:table-cell table:formula="of:=[$'Verde Valley Virus'.U46]" office:value-type="float" office:value="32" calcext:value-type="float">
            <text:p>32</text:p>
          </table:table-cell>
          <table:table-cell table:formula="of:=[$'Verde Valley Virus'.V46]" office:value-type="float" office:value="271" calcext:value-type="float">
            <text:p>271</text:p>
          </table:table-cell>
          <table:table-cell table:formula="of:=[$'Verde Valley Virus'.W46]" office:value-type="float" office:value="101" calcext:value-type="float">
            <text:p>101</text:p>
          </table:table-cell>
          <table:table-cell table:formula="of:=[$'Verde Valley Virus'.X46]" office:value-type="float" office:value="8" calcext:value-type="float">
            <text:p>8</text:p>
          </table:table-cell>
          <table:table-cell table:formula="of:=[$'Verde Valley Virus'.Y46]" office:value-type="float" office:value="49" calcext:value-type="float">
            <text:p>49</text:p>
          </table:table-cell>
          <table:table-cell table:formula="of:=[$'Verde Valley Virus'.Z46]" office:value-type="float" office:value="76" calcext:value-type="float">
            <text:p>76</text:p>
          </table:table-cell>
          <table:table-cell table:formula="of:=[$'Verde Valley Virus'.AA46]" office:value-type="float" office:value="506" calcext:value-type="float">
            <text:p>506</text:p>
          </table:table-cell>
          <table:table-cell table:formula="of:=[$'Verde Valley Virus'.AB46]" office:value-type="float" office:value="525" calcext:value-type="float">
            <text:p>525</text:p>
          </table:table-cell>
          <table:table-cell table:formula="of:=[$'Verde Valley Virus'.AC46]" office:value-type="float" office:value="47" calcext:value-type="float">
            <text:p>47</text:p>
          </table:table-cell>
          <table:table-cell table:formula="of:=[$'Verde Valley Virus'.AD46]" office:value-type="float" office:value="106" calcext:value-type="float">
            <text:p>106</text:p>
          </table:table-cell>
          <table:table-cell table:formula="of:=[$'Verde Valley Virus'.AE46]" office:value-type="float" office:value="34" calcext:value-type="float">
            <text:p>34</text:p>
          </table:table-cell>
          <table:table-cell table:formula="of:=[$'Verde Valley Virus'.AF46]" office:value-type="float" office:value="7" calcext:value-type="float">
            <text:p>7</text:p>
          </table:table-cell>
          <table:table-cell table:formula="of:=[$'Verde Valley Virus'.AG46]" office:value-type="float" office:value="14" calcext:value-type="float">
            <text:p>14</text:p>
          </table:table-cell>
          <table:table-cell table:formula="of:=[$'Verde Valley Virus'.AH46]" office:value-type="float" office:value="1" calcext:value-type="float">
            <text:p>1</text:p>
          </table:table-cell>
          <table:table-cell table:formula="of:=[$'Verde Valley Virus'.AI46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>
        <table:table-column table:style-name="co32" table:default-cell-style-name="Default"/>
        <table:table-row table:style-name="ro1">
          <table:table-cell office:value-type="string" calcext:value-type="string">
            <text:p>ADDITIONAL STATS / COMPARIS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izona Population</text:p>
          </table:table-cell>
        </table:table-row>
        <table:table-row table:style-name="ro1">
          <table:table-cell office:value-type="string" calcext:value-type="string">
            <text:p>Yavapai County Population</text:p>
          </table:table-cell>
        </table:table-row>
        <table:table-row table:style-name="ro1">
          <table:table-cell office:value-type="string" calcext:value-type="string">
            <text:p>City Popul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0:15:47.88970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9-03T10:37:02.570850538</dc:date>
    <meta:editing-duration>PT2H55M55S</meta:editing-duration>
    <meta:editing-cycles>91</meta:editing-cycles>
    <meta:generator>LibreOffice/6.0.7.3$Linux_X86_64 LibreOffice_project/00m0$Build-3</meta:generator>
    <meta:document-statistic meta:table-count="5" meta:cell-count="3292" meta:object-count="0"/>
  </office:meta>
</office:document-meta>
</file>